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style>
    <style:style style:name="P2" style:family="paragraph" style:parent-style-name="Standard">
      <style:paragraph-properties style:line-height-at-least="0.198in"/>
      <style:text-properties officeooo:paragraph-rsid="002b550a"/>
    </style:style>
    <style:style style:name="P3" style:family="paragraph" style:parent-style-name="Standard">
      <style:paragraph-properties style:line-height-at-least="0.198in"/>
      <style:text-properties officeooo:rsid="0023c8b7" officeooo:paragraph-rsid="002b550a"/>
    </style:style>
    <style:style style:name="P4" style:family="paragraph" style:parent-style-name="Standard">
      <style:text-properties fo:color="#000000" style:font-name="Droid Sans Mono" fo:font-size="10.5pt" fo:font-weight="normal" fo:background-color="#fffffe"/>
    </style:style>
    <style:style style:name="P5" style:family="paragraph" style:parent-style-name="Standard">
      <style:paragraph-properties style:line-height-at-least="0.198in"/>
      <style:text-properties fo:color="#000000" style:font-name="Droid Sans Mono" fo:font-size="10.5pt" fo:font-weight="normal" fo:background-color="#fffffe"/>
    </style:style>
    <style:style style:name="P6" style:family="paragraph" style:parent-style-name="Standard">
      <style:paragraph-properties style:line-height-at-least="0.198in"/>
      <style:text-properties fo:color="#000000" style:font-name="Droid Sans Mono" fo:font-size="10.5pt" fo:font-weight="normal" officeooo:paragraph-rsid="004502ab" fo:background-color="#fffffe"/>
    </style:style>
    <style:style style:name="P7" style:family="paragraph" style:parent-style-name="Standard">
      <style:paragraph-properties style:line-height-at-least="0.198in"/>
      <style:text-properties fo:color="#000000" style:font-name="Arial" fo:font-size="10.5pt" fo:font-weight="normal" fo:background-color="#fffffe"/>
    </style:style>
    <style:style style:name="P8" style:family="paragraph" style:parent-style-name="Standard">
      <style:paragraph-properties style:line-height-at-least="0.198in"/>
      <style:text-properties fo:color="#000000" style:font-name="Arial" fo:font-size="10.5pt" fo:font-weight="normal" officeooo:paragraph-rsid="002fb9b6" fo:background-color="#fffffe"/>
    </style:style>
    <style:style style:name="P9" style:family="paragraph" style:parent-style-name="Standard">
      <style:paragraph-properties style:line-height-at-least="0.198in"/>
      <style:text-properties fo:color="#000000" style:font-name="Arial" fo:font-size="10.5pt" fo:font-weight="normal" officeooo:paragraph-rsid="00319d04" fo:background-color="#fffffe"/>
    </style:style>
    <style:style style:name="P10" style:family="paragraph" style:parent-style-name="Standard">
      <style:paragraph-properties style:line-height-at-least="0.198in"/>
      <style:text-properties fo:color="#000000" style:font-name="Arial" fo:font-size="10.5pt" fo:font-weight="normal" officeooo:paragraph-rsid="0032dc72" fo:background-color="#fffffe"/>
    </style:style>
    <style:style style:name="P11" style:family="paragraph" style:parent-style-name="Standard">
      <style:text-properties fo:color="#000000" style:font-name="Arial" fo:font-size="10.5pt" fo:font-weight="normal" officeooo:rsid="0023c8b7" officeooo:paragraph-rsid="0023c8b7" fo:background-color="#fffffe"/>
    </style:style>
    <style:style style:name="P12" style:family="paragraph" style:parent-style-name="Standard">
      <style:text-properties style:font-name="Arial"/>
    </style:style>
    <style:style style:name="P13" style:family="paragraph" style:parent-style-name="Standard">
      <style:text-properties style:font-name="Arial" officeooo:rsid="00273490" officeooo:paragraph-rsid="00273490"/>
    </style:style>
    <style:style style:name="P14" style:family="paragraph" style:parent-style-name="Standard">
      <style:text-properties style:font-name="Arial" officeooo:rsid="00273490" officeooo:paragraph-rsid="005027b3"/>
    </style:style>
    <style:style style:name="P15" style:family="paragraph" style:parent-style-name="Standard">
      <style:text-properties style:font-name="Arial" officeooo:rsid="001d952f" officeooo:paragraph-rsid="001d952f"/>
    </style:style>
    <style:style style:name="P16" style:family="paragraph" style:parent-style-name="Standard">
      <style:paragraph-properties style:line-height-at-least="0.198in"/>
      <style:text-properties style:font-name="Arial"/>
    </style:style>
    <style:style style:name="P17" style:family="paragraph" style:parent-style-name="Standard">
      <style:paragraph-properties style:line-height-at-least="0.198in"/>
      <style:text-properties style:font-name="Arial" officeooo:rsid="0032dc72" officeooo:paragraph-rsid="0032dc72"/>
    </style:style>
    <style:style style:name="P18" style:family="paragraph" style:parent-style-name="Standard">
      <style:text-properties style:font-name="Arial" officeooo:rsid="0023c8b7" officeooo:paragraph-rsid="0023c8b7"/>
    </style:style>
    <style:style style:name="P19" style:family="paragraph" style:parent-style-name="Standard">
      <style:text-properties style:font-name="Arial" officeooo:rsid="0025b3ef" officeooo:paragraph-rsid="0025b3ef"/>
    </style:style>
    <style:style style:name="P20" style:family="paragraph" style:parent-style-name="Standard">
      <style:text-properties style:font-name="Arial" officeooo:rsid="003bbab1" officeooo:paragraph-rsid="003bbab1"/>
    </style:style>
    <style:style style:name="P21" style:family="paragraph" style:parent-style-name="Standard">
      <style:text-properties style:font-name="Arial" officeooo:rsid="004cf63e" officeooo:paragraph-rsid="004cf63e"/>
    </style:style>
    <style:style style:name="P22" style:family="paragraph" style:parent-style-name="Standard">
      <style:paragraph-properties style:line-height-at-least="0.198in"/>
      <style:text-properties fo:color="#383838" style:font-name="Arial" fo:font-size="10.5pt" fo:font-weight="normal" fo:background-color="#fffffe"/>
    </style:style>
    <style:style style:name="P23" style:family="paragraph" style:parent-style-name="Standard">
      <style:paragraph-properties style:line-height-at-least="0.198in"/>
      <style:text-properties fo:color="#383838" style:font-name="Arial" fo:font-size="10.5pt" fo:font-weight="normal" officeooo:paragraph-rsid="002fb9b6" fo:background-color="#fffffe"/>
    </style:style>
    <style:style style:name="P24" style:family="paragraph" style:parent-style-name="Standard">
      <style:paragraph-properties style:line-height-at-least="0.198in"/>
      <style:text-properties fo:color="#383838" style:font-name="Arial" fo:font-size="10.5pt" fo:font-weight="normal" officeooo:paragraph-rsid="0032dc72" fo:background-color="#fffffe"/>
    </style:style>
    <style:style style:name="P25" style:family="paragraph" style:parent-style-name="Heading_20_2">
      <style:text-properties style:font-name="Arial"/>
    </style:style>
    <style:style style:name="P26" style:family="paragraph" style:parent-style-name="Standard">
      <style:text-properties style:font-name="Arial" officeooo:rsid="00273490" officeooo:paragraph-rsid="00273490"/>
    </style:style>
    <style:style style:name="P27" style:family="paragraph" style:parent-style-name="Standard">
      <style:paragraph-properties style:line-height-at-least="0.198in"/>
      <style:text-properties fo:color="#000000" style:font-name="Droid Sans Mono" fo:font-size="10.5pt" fo:font-weight="normal" fo:background-color="#fffffe"/>
    </style:style>
    <style:style style:name="P28" style:family="paragraph" style:parent-style-name="Standard">
      <style:text-properties fo:color="#000000" style:font-name="Droid Sans Mono" fo:font-size="10.5pt" fo:font-weight="normal" officeooo:rsid="00273490" officeooo:paragraph-rsid="00273490" fo:background-color="#fffffe"/>
    </style:style>
    <style:style style:name="P29" style:family="paragraph" style:parent-style-name="Standard">
      <style:paragraph-properties style:line-height-at-least="0.198in"/>
    </style:style>
    <style:style style:name="P30" style:family="paragraph" style:parent-style-name="Text_20_body">
      <style:text-properties style:font-name="Arial"/>
    </style:style>
    <style:style style:name="P31" style:family="paragraph" style:parent-style-name="Text_20_body">
      <style:text-properties officeooo:paragraph-rsid="0080cfef"/>
    </style:style>
    <style:style style:name="P32" style:family="paragraph" style:parent-style-name="Heading_20_2">
      <style:text-properties style:font-name="Arial" officeooo:rsid="00273490" officeooo:paragraph-rsid="00273490"/>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383838"/>
    </style:style>
    <style:style style:name="T2" style:family="text">
      <style:text-properties fo:color="#383838" style:font-name="Arial" fo:font-size="10.5pt" fo:font-weight="normal" fo:background-color="#fffffe" loext:char-shading-value="0"/>
    </style:style>
    <style:style style:name="T3" style:family="text">
      <style:text-properties fo:color="#383838" style:font-name="Droid Sans Mono" fo:font-size="10.5pt" fo:font-weight="normal" fo:background-color="#fffffe" loext:char-shading-value="0"/>
    </style:style>
    <style:style style:name="T4" style:family="text">
      <style:text-properties fo:color="#800000"/>
    </style:style>
    <style:style style:name="T5" style:family="text">
      <style:text-properties fo:color="#800000" style:font-name="Arial" fo:font-size="10.5pt" fo:font-weight="normal" fo:background-color="#fffffe" loext:char-shading-value="0"/>
    </style:style>
    <style:style style:name="T6" style:family="text">
      <style:text-properties fo:color="#800000" style:font-name="Droid Sans Mono" fo:font-size="10.5pt" fo:font-weight="normal" fo:background-color="#fffffe" loext:char-shading-value="0"/>
    </style:style>
    <style:style style:name="T7" style:family="text">
      <style:text-properties fo:color="#000000" style:font-name="Arial" fo:font-size="10.5pt" fo:font-weight="normal" fo:background-color="#fffffe" loext:char-shading-value="0"/>
    </style:style>
    <style:style style:name="T8" style:family="text">
      <style:text-properties fo:color="#000000" style:font-name="Droid Sans Mono" fo:font-size="10.5pt" fo:font-weight="normal" fo:background-color="#fffffe" loext:char-shading-value="0"/>
    </style:style>
    <style:style style:name="T9" style:family="text">
      <style:text-properties fo:color="#ff0000"/>
    </style:style>
    <style:style style:name="T10" style:family="text">
      <style:text-properties fo:color="#ff0000" style:font-name="Arial" fo:font-size="10.5pt" fo:font-weight="normal" fo:background-color="#fffffe" loext:char-shading-value="0"/>
    </style:style>
    <style:style style:name="T11" style:family="text">
      <style:text-properties fo:color="#ff0000" style:font-name="Droid Sans Mono" fo:font-size="10.5pt" fo:font-weight="normal" fo:background-color="#fffffe" loext:char-shading-value="0"/>
    </style:style>
    <style:style style:name="T12" style:family="text">
      <style:text-properties fo:color="#0000ff"/>
    </style:style>
    <style:style style:name="T13" style:family="text">
      <style:text-properties fo:color="#0000ff" style:font-name="Arial" fo:font-size="10.5pt" fo:font-weight="normal" fo:background-color="#fffffe" loext:char-shading-value="0"/>
    </style:style>
    <style:style style:name="T14" style:family="text">
      <style:text-properties fo:color="#0000ff" officeooo:rsid="003d01f0"/>
    </style:style>
    <style:style style:name="T15" style:family="text">
      <style:text-properties fo:color="#0000ff" officeooo:rsid="004bbe09"/>
    </style:style>
    <style:style style:name="T16" style:family="text">
      <style:text-properties fo:color="#0000ff" style:font-name="Droid Sans Mono" fo:font-size="10.5pt" fo:font-weight="normal" fo:background-color="#fffffe" loext:char-shading-value="0"/>
    </style:style>
    <style:style style:name="T17" style:family="text">
      <style:text-properties officeooo:rsid="00285fda"/>
    </style:style>
    <style:style style:name="T18" style:family="text">
      <style:text-properties style:font-name="Arial"/>
    </style:style>
    <style:style style:name="T19" style:family="text">
      <style:text-properties style:font-name="Arial" fo:background-color="#fff200" loext:char-shading-value="0"/>
    </style:style>
    <style:style style:name="T20" style:family="text">
      <style:text-properties style:font-name="Arial" fo:background-color="#fff200" loext:char-shading-value="0"/>
    </style:style>
    <style:style style:name="T21" style:family="text">
      <style:text-properties officeooo:rsid="00415e96"/>
    </style:style>
    <style:style style:name="T22" style:family="text">
      <style:text-properties officeooo:rsid="005027b3"/>
    </style:style>
    <style:style style:name="T23" style:family="text">
      <style:text-properties fo:color="#ce181e"/>
    </style:style>
    <style:style style:name="T24" style:family="text">
      <style:text-properties fo:color="#ce181e" style:font-name="Arial"/>
    </style:style>
    <style:style style:name="T25" style:family="text">
      <style:text-properties fo:color="#ce181e" style:font-name="Arial" fo:background-color="#fff200" loext:char-shading-value="0"/>
    </style:style>
    <style:style style:name="T26" style:family="text">
      <style:text-properties fo:background-color="#fff200" loext:char-shading-value="0"/>
    </style:style>
    <style:style style:name="T27" style:family="text">
      <style:text-properties fo:background-color="#fff200" loext:char-shading-value="0"/>
    </style:style>
    <style:style style:name="T28" style:family="text">
      <style:text-properties style:font-name="Arial"/>
    </style:style>
    <style:style style:name="T29" style:family="text">
      <style:text-properties style:font-name="Arial" fo:background-color="#fff200" loext:char-shading-value="0"/>
    </style:style>
    <style:style style:name="T30" style:family="text">
      <style:text-properties fo:color="#808080" style:font-name="Droid Sans Mono" fo:font-size="10.5pt" fo:font-weight="normal" fo:background-color="#fffffe" loext:char-shading-value="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earn HTML and HTML5</text:p>
      <text:p text:style-name="Standard"><text:a xlink:type="simple" xlink:href="https://learn.freecodecamp.org/" text:style-name="Internet_20_link" text:visited-style-name="Visited_20_Internet_20_Link"><text:span text:style-name="T18">https://learn.freecodecamp.org</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2145_3141325668" text:style-name="Index_20_Link" text:visited-style-name="Index_20_Link">Comment out HTML<text:tab/>1</text:a></text:p>
          <text:p text:style-name="P33"><text:a xlink:type="simple" xlink:href="#__RefHeading___Toc2143_3141325668" text:style-name="Index_20_Link" text:visited-style-name="Index_20_Link">Introduction to HTML5 Elements<text:tab/>1</text:a></text:p>
          <text:p text:style-name="P33"><text:a xlink:type="simple" xlink:href="#__RefHeading___Toc3358_289784392" text:style-name="Index_20_Link" text:visited-style-name="Index_20_Link">Add Images to Your Website<text:tab/>4</text:a></text:p>
          <text:p text:style-name="P33"><text:a xlink:type="simple" xlink:href="#__RefHeading___Toc3360_289784392" text:style-name="Index_20_Link" text:visited-style-name="Index_20_Link">Link to External Pages with Anchor Elements<text:tab/>4</text:a></text:p>
          <text:p text:style-name="P33"><text:a xlink:type="simple" xlink:href="#__RefHeading___Toc3362_289784392" text:style-name="Index_20_Link" text:visited-style-name="Index_20_Link">Link to Internal Sections of a Page with Anchor Elements<text:tab/>4</text:a></text:p>
          <text:p text:style-name="P33"><text:a xlink:type="simple" xlink:href="#__RefHeading___Toc3364_289784392" text:style-name="Index_20_Link" text:visited-style-name="Index_20_Link">Nest an Anchor Element within a Paragraph<text:tab/>5</text:a></text:p>
          <text:p text:style-name="P33"><text:a xlink:type="simple" xlink:href="#__RefHeading___Toc3366_289784392" text:style-name="Index_20_Link" text:visited-style-name="Index_20_Link">Make Dead Links Using the Hash Symbol<text:tab/>5</text:a></text:p>
          <text:p text:style-name="P33"><text:a xlink:type="simple" xlink:href="#__RefHeading___Toc3368_289784392" text:style-name="Index_20_Link" text:visited-style-name="Index_20_Link">Turn an Image into a Link<text:tab/>5</text:a></text:p>
          <text:p text:style-name="P33"><text:a xlink:type="simple" xlink:href="#__RefHeading___Toc3370_289784392" text:style-name="Index_20_Link" text:visited-style-name="Index_20_Link">Create a Bulleted Unordered List<text:tab/>5</text:a></text:p>
          <text:p text:style-name="P33"><text:a xlink:type="simple" xlink:href="#__RefHeading___Toc3372_289784392" text:style-name="Index_20_Link" text:visited-style-name="Index_20_Link">Create an Ordered List<text:tab/>6</text:a></text:p>
          <text:p text:style-name="P33"><text:a xlink:type="simple" xlink:href="#__RefHeading___Toc3374_289784392" text:style-name="Index_20_Link" text:visited-style-name="Index_20_Link">Create a Text Field<text:tab/>6</text:a></text:p>
          <text:p text:style-name="P33"><text:a xlink:type="simple" xlink:href="#__RefHeading___Toc3376_289784392" text:style-name="Index_20_Link" text:visited-style-name="Index_20_Link">Add Placeholder Text to a Text Field<text:tab/>6</text:a></text:p>
          <text:p text:style-name="P33"><text:a xlink:type="simple" xlink:href="#__RefHeading___Toc3378_289784392" text:style-name="Index_20_Link" text:visited-style-name="Index_20_Link">Create a Form Element<text:tab/>6</text:a></text:p>
          <text:p text:style-name="P33"><text:a xlink:type="simple" xlink:href="#__RefHeading___Toc3380_289784392" text:style-name="Index_20_Link" text:visited-style-name="Index_20_Link">Add a Submit Button to a Form<text:tab/>7</text:a></text:p>
          <text:p text:style-name="P33"><text:a xlink:type="simple" xlink:href="#__RefHeading___Toc3382_289784392" text:style-name="Index_20_Link" text:visited-style-name="Index_20_Link">Use HTML5 to Require a Field<text:tab/>7</text:a></text:p>
          <text:p text:style-name="P33"><text:a xlink:type="simple" xlink:href="#__RefHeading___Toc3384_289784392" text:style-name="Index_20_Link" text:visited-style-name="Index_20_Link">Create a Set of Radio Buttons<text:tab/>7</text:a></text:p>
          <text:p text:style-name="P33"><text:a xlink:type="simple" xlink:href="#__RefHeading___Toc3386_289784392" text:style-name="Index_20_Link" text:visited-style-name="Index_20_Link">Create a Set of Checkboxes<text:tab/>8</text:a></text:p>
          <text:p text:style-name="P33"><text:a xlink:type="simple" xlink:href="#__RefHeading___Toc3388_289784392" text:style-name="Index_20_Link" text:visited-style-name="Index_20_Link">Check Radio Buttons and Checkboxes by Default<text:tab/>8</text:a></text:p>
          <text:p text:style-name="P33"><text:a xlink:type="simple" xlink:href="#__RefHeading___Toc3390_289784392" text:style-name="Index_20_Link" text:visited-style-name="Index_20_Link">Nest Many Elements within a Single div Element<text:tab/>8</text:a></text:p>
          <text:p text:style-name="P33"><text:a xlink:type="simple" xlink:href="#__RefHeading___Toc3496_289784392" text:style-name="Index_20_Link" text:visited-style-name="Index_20_Link">Declare the Doctype of an HTML Document<text:tab/>9</text:a></text:p>
          <text:p text:style-name="P33"><text:a xlink:type="simple" xlink:href="#__RefHeading___Toc3394_289784392" text:style-name="Index_20_Link" text:visited-style-name="Index_20_Link">Define the Head and Body of an HTML Document<text:tab/>9</text:a></text:p>
        </text:index-body>
      </text:table-of-content>
      <text:p text:style-name="P12"/>
      <text:h text:style-name="P32" text:outline-level="2"><text:bookmark-start text:name="__RefHeading___Toc2145_3141325668"/>Comment out HTML<text:bookmark-end text:name="__RefHeading___Toc2145_3141325668"/></text:h>
      <text:p text:style-name="P13">Comments in HTML starts with <text:span text:style-name="Source_20_Text">&lt;!--</text:span>, and ends with a <text:span text:style-name="Source_20_Text">--&gt;</text:span></text:p>
      <text:p text:style-name="P13"/>
      <text:p text:style-name="P13"/>
      <text:h text:style-name="P32" text:outline-level="2"><text:bookmark-start text:name="__RefHeading___Toc2143_3141325668"/>Introduction to HTML5 Elements<text:bookmark-end text:name="__RefHeading___Toc2143_3141325668"/></text:h>
      <text:p text:style-name="Text_20_body">HTML5 introduces more descriptive HTML tags. These include <text:span text:style-name="Source_20_Text"><text:span text:style-name="T23">header</text:span></text:span><text:span text:style-name="T23">, </text:span><text:span text:style-name="Source_20_Text"><text:span text:style-name="T23">footer</text:span></text:span><text:span text:style-name="T23">, </text:span><text:span text:style-name="Source_20_Text"><text:span text:style-name="T23">nav</text:span></text:span><text:span text:style-name="T23">, </text:span><text:span text:style-name="Source_20_Text"><text:span text:style-name="T23">video</text:span></text:span><text:span text:style-name="T23">, </text:span><text:span text:style-name="Source_20_Text"><text:span text:style-name="T23">article</text:span></text:span><text:span text:style-name="T23">, </text:span><text:span text:style-name="Source_20_Text"><text:span text:style-name="T23">section</text:span></text:span> and others.</text:p>
      <text:p text:style-name="Text_20_body">These tags make your HTML easier to read, and also help with Search Engine Optimization (SEO) and accessibility.</text:p>
      <text:p text:style-name="Text_20_body">The <text:span text:style-name="Source_20_Text"><text:span text:style-name="T23">main</text:span></text:span> HTML5 tag helps search engines and other developers find the main content of your page.</text:p>
      <text:p text:style-name="Text_20_body"><text:span text:style-name="Strong_20_Emphasis">Note</text:span><text:line-break/>Many of the new HTML5 tags and their benefits are covered in the Applied Accessibility section.</text:p>
      <text:p text:style-name="P28"><text:span text:style-name="T1">&lt;</text:span><text:span text:style-name="T4">h2</text:span><text:span text:style-name="T1">&gt;</text:span>CatPhotoApp<text:span text:style-name="T1">&lt;/</text:span><text:span text:style-name="T4">h2</text:span><text:span text:style-name="T1">&gt;</text:span></text:p>
      <text:p text:style-name="P5"><text:span text:style-name="T1">&lt;</text:span><text:span text:style-name="T4">main</text:span><text:span text:style-name="T1">&gt;</text:span></text:p>
      <text:p text:style-name="P5"><text:soft-page-break/><text:span text:style-name="T1">&lt;</text:span><text:span text:style-name="T4">p</text:span><text:span text:style-name="T1">&gt;</text:span>Kitty ipsum dolor sit amet, shed everywhere shed everywhere stretching attack your ankles chase the red dot, hairball run catnip eat the grass sniff.<text:span text:style-name="T1">&lt;/</text:span><text:span text:style-name="T4">p</text:span><text:span text:style-name="T1">&gt;</text:span></text:p>
      <text:p text:style-name="P1"/>
      <text:p text:style-name="P5"><text:span text:style-name="T1">&lt;</text:span><text:span text:style-name="T4">p</text:span><text:span text:style-name="T1">&gt;</text:span>Purr jump eat the grass rip the couch scratched sunbathe, shed everywhere rip the couch sleep in the sink fluffy fur catnip scratched.<text:span text:style-name="T1">&lt;/</text:span><text:span text:style-name="T4">p</text:span><text:span text:style-name="T1">&gt;</text:span></text:p>
      <text:p text:style-name="P5"><text:span text:style-name="T1">&lt;/</text:span><text:span text:style-name="T4">main</text:span><text:span text:style-name="T1">&gt;</text:span></text:p>
      <text:p text:style-name="P13"/>
      <text:p text:style-name="P13"/>
      <text:p text:style-name="P13">########## <text:span text:style-name="T17">html code</text:span></text:p>
      <text:p text:style-name="P13">&lt;!DOCTYPE html&gt;<text:line-break/>&lt;html&gt;<text:line-break/>  &lt;head&gt;<text:line-break/>    <text:span text:style-name="T22">&lt;title&gt; example html &lt;/title&gt;</text:span><text:line-break/>  &lt;/head&gt;<text:line-break/>  &lt;body&gt;<text:line-break/><text:line-break/></text:p>
      <text:p text:style-name="P15">&lt;h1&gt;Hello World&lt;/h1&gt;</text:p>
      <text:p text:style-name="P16"/>
      <text:p text:style-name="P7"><text:span text:style-name="T1">&lt;</text:span><text:span text:style-name="T4">h2</text:span><text:span text:style-name="T1">&gt;</text:span>CatPhotoApp<text:span text:style-name="T1">&lt;/</text:span><text:span text:style-name="T4">h2</text:span><text:span text:style-name="T1">&gt;</text:span></text:p>
      <text:p text:style-name="P2"><text:span text:style-name="Source_20_Text"><text:span text:style-name="T2">&lt;</text:span></text:span><text:span text:style-name="Source_20_Text"><text:span text:style-name="T5">a</text:span></text:span><text:span text:style-name="Source_20_Text"><text:span text:style-name="T7"> </text:span></text:span><text:span text:style-name="Source_20_Text"><text:span text:style-name="T10">href</text:span></text:span><text:span text:style-name="Source_20_Text"><text:span text:style-name="T2">=</text:span></text:span><text:span text:style-name="Source_20_Text"><text:span text:style-name="T13">"#footer"</text:span></text:span><text:span text:style-name="Source_20_Text"><text:span text:style-name="T7"> </text:span></text:span><text:span text:style-name="Source_20_Text"><text:span text:style-name="T2">&gt;</text:span></text:span><text:span text:style-name="Source_20_Text"><text:span text:style-name="T7">Jump to Bottom</text:span></text:span><text:span text:style-name="Source_20_Text"><text:span text:style-name="T2">&lt;/</text:span></text:span><text:span text:style-name="Source_20_Text"><text:span text:style-name="T5">a</text:span></text:span><text:span text:style-name="Source_20_Text"><text:span text:style-name="T2">&gt;</text:span></text:span></text:p>
      <text:p text:style-name="P2"><text:span text:style-name="Source_20_Text"><text:span text:style-name="T2"/></text:span></text:p>
      <text:p text:style-name="P2"><text:span text:style-name="Source_20_Text"><text:span text:style-name="T2"/></text:span></text:p>
      <text:p text:style-name="P7"><text:span text:style-name="T1">&lt;</text:span><text:span text:style-name="T4">main</text:span><text:span text:style-name="T1">&gt;</text:span></text:p>
      <text:p text:style-name="P23"/>
      <text:p text:style-name="P8"><text:span text:style-name="T1">&lt;</text:span><text:span text:style-name="T4">p</text:span><text:span text:style-name="T1">&gt;</text:span></text:p>
      <text:p text:style-name="P7"><text:span text:style-name="T1"><text:tab/>&lt;</text:span><text:span text:style-name="T4">a</text:span> <text:span text:style-name="T9">href</text:span><text:span text:style-name="T1">=</text:span><text:span text:style-name="T12">"http://freecatphotoapp.com"</text:span> <text:span text:style-name="T9">target</text:span><text:span text:style-name="T1">=</text:span><text:span text:style-name="T12">"_blank"</text:span><text:span text:style-name="T1">&gt;</text:span>cat photos<text:span text:style-name="T1">&lt;/</text:span><text:span text:style-name="T4">a</text:span><text:span text:style-name="T1">&gt;</text:span></text:p>
      <text:p text:style-name="P9"><text:span text:style-name="T1">&lt;/</text:span><text:span text:style-name="T4">p</text:span><text:span text:style-name="T1">&gt;</text:span></text:p>
      <text:p text:style-name="P9"/>
      <text:p text:style-name="P7">View more <text:span text:style-name="T1">&lt;</text:span><text:span text:style-name="T4">a</text:span> <text:span text:style-name="T9">href</text:span><text:span text:style-name="T1">=</text:span><text:span text:style-name="T12">"#"</text:span><text:span text:style-name="T1">&gt;</text:span> cat photos<text:span text:style-name="T1">&lt;/</text:span><text:span text:style-name="T4">a</text:span><text:span text:style-name="T1">&gt;</text:span> </text:p>
      <text:p text:style-name="P22"/>
      <text:p text:style-name="P22"/>
      <text:p text:style-name="P24"/>
      <text:p text:style-name="P10"><text:span text:style-name="T1">&lt;</text:span><text:span text:style-name="T4">a</text:span><text:span text:style-name="T1"> </text:span><text:span text:style-name="T9">href</text:span><text:span text:style-name="T1">=</text:span><text:span text:style-name="T12">"#"</text:span><text:span text:style-name="T1"> &gt; </text:span></text:p>
      <text:p text:style-name="P7"><text:span text:style-name="T1"><text:tab/>&lt;</text:span><text:span text:style-name="T4">img</text:span> <text:span text:style-name="T9">src</text:span><text:span text:style-name="T1">=</text:span><text:span text:style-name="T12">"https://bit.ly/fcc-relaxing-cat"</text:span> <text:span text:style-name="T9">alt</text:span><text:span text:style-name="T1">=</text:span><text:span text:style-name="T12">"A cute orange cat lying on its back."</text:span><text:span text:style-name="T1">&gt;</text:span></text:p>
      <text:p text:style-name="P17">&lt;/a&gt;</text:p>
      <text:p text:style-name="P16"/>
      <text:p text:style-name="P7"><text:span text:style-name="T1">&lt;</text:span><text:span text:style-name="T4">p</text:span><text:span text:style-name="T1">&gt;</text:span>Kitty ipsum dolor sit amet, shed everywhere shed everywhere stretching attack your ankles chase the red dot, hairball run catnip eat the grass sniff.<text:span text:style-name="T1">&lt;/</text:span><text:span text:style-name="T4">p</text:span><text:span text:style-name="T1">&gt;</text:span></text:p>
      <text:p text:style-name="P12"/>
      <text:p text:style-name="P12"/>
      <text:p text:style-name="P21">&lt;div&gt;</text:p>
      <text:p text:style-name="P4"><text:span text:style-name="T1">&lt;</text:span><text:span text:style-name="T4">p</text:span><text:span text:style-name="T1">&gt;</text:span>Things cats love:<text:span text:style-name="T1">&lt;/</text:span><text:span text:style-name="T4">p</text:span><text:span text:style-name="T1">&gt;</text:span></text:p>
      <text:p text:style-name="P5"><text:span text:style-name="T1">&lt;</text:span><text:span text:style-name="T4">ul</text:span><text:span text:style-name="T1">&gt;</text:span></text:p>
      <text:p text:style-name="P5"><text:span text:style-name="T1"><text:tab/>&lt;</text:span><text:span text:style-name="T4">li</text:span><text:span text:style-name="T1">&gt;</text:span>cat nip<text:span text:style-name="T1">&lt;/</text:span><text:span text:style-name="T4">li</text:span><text:span text:style-name="T1">&gt;</text:span></text:p>
      <text:p text:style-name="P5"><text:span text:style-name="T1"><text:tab/>&lt;</text:span><text:span text:style-name="T4">li</text:span><text:span text:style-name="T1">&gt;</text:span>laser pointers<text:span text:style-name="T1">&lt;/</text:span><text:span text:style-name="T4">li</text:span><text:span text:style-name="T1">&gt;</text:span></text:p>
      <text:p text:style-name="P5"><text:span text:style-name="T1"><text:tab/>&lt;</text:span><text:span text:style-name="T4">li</text:span><text:span text:style-name="T1">&gt;</text:span>lasagna<text:span text:style-name="T1">&lt;/</text:span><text:span text:style-name="T4">li</text:span><text:span text:style-name="T1">&gt;</text:span></text:p>
      <text:p text:style-name="P5"><text:span text:style-name="T1">&lt;/</text:span><text:span text:style-name="T4">ul</text:span><text:span text:style-name="T1">&gt;</text:span></text:p>
      <text:p text:style-name="P5"><text:soft-page-break/><text:span text:style-name="T1">&lt;</text:span><text:span text:style-name="T4">p</text:span><text:span text:style-name="T1">&gt;</text:span>Top 3 things cats hate:<text:span text:style-name="T1">&lt;/</text:span><text:span text:style-name="T4">p</text:span><text:span text:style-name="T1">&gt;</text:span></text:p>
      <text:p text:style-name="P5"><text:span text:style-name="T1">&lt;</text:span><text:span text:style-name="T4">ol</text:span><text:span text:style-name="T1">&gt;</text:span></text:p>
      <text:p text:style-name="P5"><text:span text:style-name="T1"><text:tab/>&lt;</text:span><text:span text:style-name="T4">li</text:span><text:span text:style-name="T1">&gt;</text:span>cat nip<text:span text:style-name="T1">&lt;/</text:span><text:span text:style-name="T4">li</text:span><text:span text:style-name="T1">&gt;</text:span></text:p>
      <text:p text:style-name="P5"><text:span text:style-name="T1"><text:tab/>&lt;</text:span><text:span text:style-name="T4">li</text:span><text:span text:style-name="T1">&gt;</text:span>laser pointers<text:span text:style-name="T1">&lt;/</text:span><text:span text:style-name="T4">li</text:span><text:span text:style-name="T1">&gt;</text:span></text:p>
      <text:p text:style-name="P5"><text:span text:style-name="T1"><text:tab/>&lt;</text:span><text:span text:style-name="T4">li</text:span><text:span text:style-name="T1">&gt;</text:span>lasagna<text:span text:style-name="T1">&lt;/</text:span><text:span text:style-name="T4">li</text:span><text:span text:style-name="T1">&gt;</text:span></text:p>
      <text:p text:style-name="P5"><text:span text:style-name="T1">&lt;/</text:span><text:span text:style-name="T4">ol</text:span><text:span text:style-name="T1">&gt;</text:span></text:p>
      <text:p text:style-name="P12"/>
      <text:p text:style-name="P21">&lt;/div&gt;</text:p>
      <text:p text:style-name="P21"/>
      <text:p text:style-name="P4"><text:span text:style-name="T1">&lt;</text:span><text:span text:style-name="T4">input</text:span> <text:span text:style-name="T9">type</text:span><text:span text:style-name="T1">=</text:span><text:span text:style-name="T12">"text"</text:span> <text:span text:style-name="T9">placeholder</text:span><text:span text:style-name="T1">=</text:span><text:span text:style-name="T12">"cat photo URL"</text:span><text:span text:style-name="T1">&gt;</text:span></text:p>
      <text:p text:style-name="P12"/>
      <text:p text:style-name="P4"><text:span text:style-name="T1">&lt;</text:span><text:span text:style-name="T4">form</text:span> <text:span text:style-name="T9">action</text:span><text:span text:style-name="T1">=</text:span><text:span text:style-name="T12">"/su</text:span><text:span text:style-name="T14">b</text:span><text:span text:style-name="T12">mit-cat-photo"</text:span><text:span text:style-name="T1">&gt;</text:span></text:p>
      <text:p text:style-name="P6"><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 </text:span><text:span text:style-name="T21">required </text:span><text:span text:style-name="T1">&gt;</text:span></text:p>
      <text:p text:style-name="P5"><text:span text:style-name="T1">&lt;/</text:span><text:span text:style-name="T4">form</text:span><text:span text:style-name="T1">&gt;</text:span></text:p>
      <text:p text:style-name="P12"/>
      <text:p text:style-name="P4"><text:span text:style-name="T1">&lt;</text:span><text:span text:style-name="T4">form</text:span> <text:span text:style-name="T9">action</text:span><text:span text:style-name="T1">=</text:span><text:span text:style-name="T12">"/submit-cat-photo"</text:span><text:span text:style-name="T1">&gt;</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P12"/>
      <text:p text:style-name="P4"><text:span text:style-name="T1">&lt;</text:span><text:span text:style-name="T4">form</text:span> <text:span text:style-name="T9">action</text:span><text:span text:style-name="T1">=</text:span><text:span text:style-name="T12">"/submit-cat-photo"</text:span><text:span text:style-name="T1">&gt;</text:span></text:p>
      <text:p text:style-name="P5"><text:span text:style-name="T1"><text:tab/>&lt;</text:span><text:span text:style-name="T4">label</text:span> <text:span text:style-name="T9">for</text:span><text:span text:style-name="T1">=</text:span><text:span text:style-name="T12">"indoor"</text:span><text:span text:style-name="T1">&gt;&lt;</text:span><text:span text:style-name="T4">input</text:span> <text:span text:style-name="T9">id</text:span><text:span text:style-name="T1">=</text:span><text:span text:style-name="T12">"indoor"</text:span> <text:span text:style-name="T9">type</text:span><text:span text:style-name="T1">=</text:span><text:span text:style-name="T12">"radio"</text:span> <text:span text:style-name="T9">name</text:span><text:span text:style-name="T1">=</text:span><text:span text:style-name="T12">"indoor-outdoor"</text:span><text:span text:style-name="T1">&gt;</text:span> Indoor<text:span text:style-name="T1">&lt;/</text:span><text:span text:style-name="T4">label</text:span><text:span text:style-name="T1">&gt;</text:span></text:p>
      <text:p text:style-name="P5"><text:span text:style-name="T1"><text:tab/>&lt;</text:span><text:span text:style-name="T4">label</text:span> <text:span text:style-name="T9">for</text:span><text:span text:style-name="T1">=</text:span><text:span text:style-name="T12">"outdoor"</text:span><text:span text:style-name="T1">&gt;&lt;</text:span><text:span text:style-name="T4">input</text:span> <text:span text:style-name="T9">id</text:span><text:span text:style-name="T1">=</text:span><text:span text:style-name="T12">"outdoor"</text:span> <text:span text:style-name="T9">type</text:span><text:span text:style-name="T1">=</text:span><text:span text:style-name="T12">"radio"</text:span> <text:span text:style-name="T9">name</text:span><text:span text:style-name="T1">=</text:span><text:span text:style-name="T12">"indoor-outdoor"</text:span><text:span text:style-name="T1">&gt;</text:span> Outdoor<text:span text:style-name="T1">&lt;/</text:span><text:span text:style-name="T4">label</text:span><text:span text:style-name="T1">&gt;&lt;</text:span><text:span text:style-name="T4">br</text:span><text:span text:style-name="T1">&gt;</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 <text:span text:style-name="T9">required</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P12"/>
      <text:p text:style-name="P12"/>
      <text:p text:style-name="P4"><text:span text:style-name="T1">&lt;</text:span><text:span text:style-name="T4">form</text:span> <text:span text:style-name="T9">action</text:span><text:span text:style-name="T1">=</text:span><text:span text:style-name="T12">"/submit-cat-photo"</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radio"</text:span> <text:span text:style-name="T9">name</text:span><text:span text:style-name="T1">=</text:span><text:span text:style-name="T12">"indoor-outdoor" </text:span><text:span text:style-name="T15">checked</text:span><text:span text:style-name="T1">&gt;</text:span> Indoor<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radio"</text:span> <text:span text:style-name="T9">name</text:span><text:span text:style-name="T1">=</text:span><text:span text:style-name="T12">"indoor-outdoor"</text:span><text:span text:style-name="T1">&gt;</text:span> Outdoor<text:span text:style-name="T1">&lt;/</text:span><text:span text:style-name="T4">label</text:span><text:span text:style-name="T1">&gt;&lt;</text:span><text:span text:style-name="T4">br</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 </text:span><text:span text:style-name="T15">checked</text:span><text:span text:style-name="T1">&gt;</text:span> Loving<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Lazy<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Energetic<text:span text:style-name="T1">&lt;/</text:span><text:span text:style-name="T4">label</text:span><text:span text:style-name="T1">&gt;&lt;</text:span><text:span text:style-name="T4">br</text:span><text:span text:style-name="T1">&gt;</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 <text:span text:style-name="T9">required</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P12"/>
      <text:p text:style-name="P12"/>
      <text:p text:style-name="P18">&lt;/main&gt;</text:p>
      <text:p text:style-name="P18"/>
      <text:p text:style-name="P11"><text:span text:style-name="T1">&lt;</text:span><text:span text:style-name="T4">footer</text:span><text:span text:style-name="T1">&gt;</text:span>Copyright Cat Photo App<text:span text:style-name="T1">&lt;/</text:span><text:span text:style-name="T4">footer</text:span><text:span text:style-name="T1">&gt;</text:span></text:p>
      <text:p text:style-name="P3"><text:span text:style-name="Source_20_Text"><text:span text:style-name="T2">&lt;</text:span></text:span><text:span text:style-name="Source_20_Text"><text:span text:style-name="T5">footer</text:span></text:span><text:span text:style-name="Source_20_Text"><text:span text:style-name="T7"> </text:span></text:span><text:span text:style-name="Source_20_Text"><text:span text:style-name="T10">id</text:span></text:span><text:span text:style-name="Source_20_Text"><text:span text:style-name="T2">=</text:span></text:span><text:span text:style-name="Source_20_Text"><text:span text:style-name="T7"> </text:span></text:span><text:span text:style-name="Source_20_Text"><text:span text:style-name="T13">"footer"</text:span></text:span><text:span text:style-name="Source_20_Text"><text:span text:style-name="T2">&gt;</text:span></text:span><text:span text:style-name="Source_20_Text"><text:span text:style-name="T7">Copyright Cat Photo App</text:span></text:span><text:span text:style-name="Source_20_Text"><text:span text:style-name="T2">&lt;/</text:span></text:span><text:span text:style-name="Source_20_Text"><text:span text:style-name="T5">footer</text:span></text:span><text:span text:style-name="Source_20_Text"><text:span text:style-name="T2">&gt;</text:span></text:span></text:p>
      <text:p text:style-name="P14">  &lt;/body&gt;<text:line-break/>&lt;/html&gt;</text:p>
      <text:p text:style-name="P14"/>
      <text:p text:style-name="P14"><text:soft-page-break/></text:p>
      <text:p text:style-name="P19">##########</text:p>
      <text:p text:style-name="P12">HTML5 introduces more descriptive HTML tags. These include <text:span text:style-name="T27">header, footer, nav, video, article, section</text:span> and others.</text:p>
      <text:p text:style-name="P12"/>
      <text:p text:style-name="P12">These tags make your HTML easier to read, and also help with Search Engine Optimization (SEO) and accessibility.</text:p>
      <text:p text:style-name="P12"/>
      <text:p text:style-name="P12">The main HTML5 tag helps search engines and other developers find the main content of your page.</text:p>
      <text:p text:style-name="P12"/>
      <text:h text:style-name="P25" text:outline-level="2"><text:bookmark-start text:name="__RefHeading___Toc3358_289784392"/>Add Images to Your Website<text:bookmark-end text:name="__RefHeading___Toc3358_289784392"/></text:h>
      <text:p text:style-name="Standard"><text:span text:style-name="Source_20_Text"><text:span text:style-name="T18">&lt;img src="</text:span></text:span><text:a xlink:type="simple" xlink:href="https://www.your-image-source.com/your-image.jpg" text:style-name="Internet_20_link" text:visited-style-name="Visited_20_Internet_20_Link"><text:span text:style-name="Source_20_Text"><text:span text:style-name="T18">https://www.your-image-source.com/your-image.jpg</text:span></text:span></text:a><text:span text:style-name="Source_20_Text"><text:span text:style-name="T18">"&gt;</text:span></text:span></text:p>
      <text:p text:style-name="Standard"><text:span text:style-name="Source_20_Text"><text:span text:style-name="T18">Note that img elements are self-closing.</text:span></text:span></text:p>
      <text:p text:style-name="Text_20_body"><text:span text:style-name="Source_20_Text"><text:span text:style-name="T18">All img elements </text:span></text:span><text:span text:style-name="Strong_20_Emphasis"><text:span text:style-name="T18">must</text:span></text:span><text:span text:style-name="Source_20_Text"><text:span text:style-name="T18"> have an </text:span></text:span><text:span text:style-name="Source_20_Text"><text:span text:style-name="T24">alt </text:span></text:span><text:span text:style-name="Source_20_Text"><text:span text:style-name="T18">attribute. The text inside an </text:span></text:span><text:span text:style-name="Source_20_Text"><text:span text:style-name="T24">alt </text:span></text:span><text:span text:style-name="Source_20_Text"><text:span text:style-name="T18">attribute is used for screen readers to improve accessibility and is displayed if the image fails to load.</text:span></text:span></text:p>
      <text:p text:style-name="Text_20_body"><text:span text:style-name="T18">Note: If the image is purely decorative, using an </text:span><text:span text:style-name="T24">empty </text:span><text:span text:style-name="Source_20_Text"><text:span text:style-name="T24">alt</text:span></text:span><text:span text:style-name="T24"> attribute</text:span><text:span text:style-name="T18"> is a best practice.</text:span></text:p>
      <text:p text:style-name="Text_20_body"><text:span text:style-name="T18">Ideally the </text:span><text:span text:style-name="Source_20_Text"><text:span text:style-name="T18">alt</text:span></text:span><text:span text:style-name="T18"> attribute should not contain special characters unless needed.</text:span></text:p>
      <text:p text:style-name="Text_20_body"><text:span text:style-name="Source_20_Text">&lt;img </text:span><text:span text:style-name="Source_20_Text"><text:span text:style-name="T23">src</text:span></text:span><text:span text:style-name="Source_20_Text">="https://www.your-image-source.com/your-image.jpg" </text:span><text:span text:style-name="Source_20_Text"><text:span text:style-name="T23">alt</text:span></text:span><text:span text:style-name="Source_20_Text">="Author standing on a beach with two thumbs up."&gt;</text:span></text:p>
      <text:p text:style-name="Standard"><text:span text:style-name="Source_20_Text"><text:span text:style-name="T3">&lt;</text:span></text:span><text:span text:style-name="Source_20_Text"><text:span text:style-name="T6">img</text:span></text:span><text:span text:style-name="Source_20_Text"><text:span text:style-name="T8"> </text:span></text:span><text:span text:style-name="Source_20_Text"><text:span text:style-name="T11">src</text:span></text:span><text:span text:style-name="Source_20_Text"><text:span text:style-name="T3">=</text:span></text:span><text:span text:style-name="Source_20_Text"><text:span text:style-name="T16">"https://bit.ly/fcc-relaxing-cat"</text:span></text:span><text:span text:style-name="Source_20_Text"><text:span text:style-name="T8"> </text:span></text:span><text:span text:style-name="Source_20_Text"><text:span text:style-name="T11">alt</text:span></text:span><text:span text:style-name="Source_20_Text"><text:span text:style-name="T3">=</text:span></text:span><text:span text:style-name="Source_20_Text"><text:span text:style-name="T16">""</text:span></text:span><text:span text:style-name="Source_20_Text"><text:span text:style-name="T3">&gt;</text:span></text:span></text:p>
      <text:p text:style-name="Text_20_body"><text:span text:style-name="T18"/></text:p>
      <text:h text:style-name="P25" text:outline-level="2"><text:bookmark-start text:name="__RefHeading___Toc3360_289784392"/>Link to External Pages with Anchor Elements<text:bookmark-end text:name="__RefHeading___Toc3360_289784392"/></text:h>
      <text:p text:style-name="Text_20_body"><text:span text:style-name="Source_20_Text"><text:span text:style-name="T18">&lt;a href="https://freecodecamp.org"&gt;this links to freecodecamp.org&lt;/a&gt;</text:span></text:span></text:p>
      <text:p text:style-name="Text_20_body"><text:span text:style-name="Source_20_Text"><text:span text:style-name="T18">anchor elements need a destination web address called an </text:span></text:span><text:span text:style-name="Source_20_Text"><text:span text:style-name="T24">href </text:span></text:span><text:span text:style-name="Source_20_Text"><text:span text:style-name="T18">attribute. They also need anchor text.</text:span></text:span></text:p>
      <text:p text:style-name="P1"><text:span text:style-name="Source_20_Text"><text:span text:style-name="T3">&lt;</text:span></text:span><text:span text:style-name="Source_20_Text"><text:span text:style-name="T6">a</text:span></text:span><text:span text:style-name="Source_20_Text"><text:span text:style-name="T8"> </text:span></text:span><text:span text:style-name="Source_20_Text"><text:span text:style-name="T11">href</text:span></text:span><text:span text:style-name="Source_20_Text"><text:span text:style-name="T3">=</text:span></text:span><text:span text:style-name="Source_20_Text"><text:span text:style-name="T16">"http://freecatphotoapp.com"</text:span></text:span><text:span text:style-name="Source_20_Text"><text:span text:style-name="T3">&gt;</text:span></text:span><text:span text:style-name="Source_20_Text"><text:span text:style-name="T8"> cat photos </text:span></text:span><text:span text:style-name="Source_20_Text"><text:span text:style-name="T3">&lt;/</text:span></text:span><text:span text:style-name="Source_20_Text"><text:span text:style-name="T6">a</text:span></text:span><text:span text:style-name="Source_20_Text"><text:span text:style-name="T3">&gt;</text:span></text:span></text:p>
      <text:p text:style-name="Text_20_body"><text:span text:style-name="Source_20_Text"><text:span text:style-name="T18"/></text:span></text:p>
      <text:h text:style-name="Heading_20_2" text:outline-level="2"><text:bookmark-start text:name="__RefHeading___Toc3362_289784392"/><text:span text:style-name="Source_20_Text"><text:span text:style-name="T18">Link to Internal Sections of a Page with Anchor Elements</text:span></text:span><text:bookmark-end text:name="__RefHeading___Toc3362_289784392"/></text:h>
      <text:p text:style-name="Standard"><text:span text:style-name="Source_20_Text"><text:span text:style-name="T18">&lt;a href="</text:span></text:span><text:span text:style-name="Source_20_Text"><text:span text:style-name="T24">#</text:span></text:span><text:span text:style-name="Source_20_Text"><text:span text:style-name="T18">contacts-header"&gt;Contacts&lt;/a&gt;<text:line-break/>...<text:line-break/>&lt;h2 id="contacts-header"&gt;Contacts&lt;/h2&gt;</text:span></text:span></text:p>
      <text:p text:style-name="Standard"><text:span text:style-name="Source_20_Text"><text:span text:style-name="T18">a hash symbol</text:span></text:span><text:span text:style-name="Source_20_Text"><text:span text:style-name="T24"> #</text:span></text:span><text:span text:style-name="Source_20_Text"><text:span text:style-name="T18"> plus the value of the id attribute for the element that you want to internally link to</text:span></text:span></text:p>
      <text:p text:style-name="Standard"><text:span text:style-name="Source_20_Text"><text:span text:style-name="T18"/></text:span></text:p>
      <text:p text:style-name="P1"><text:span text:style-name="Source_20_Text"><text:span text:style-name="T2">&lt;</text:span></text:span><text:span text:style-name="Source_20_Text"><text:span text:style-name="T5">a</text:span></text:span><text:span text:style-name="Source_20_Text"><text:span text:style-name="T7"> </text:span></text:span><text:span text:style-name="Source_20_Text"><text:span text:style-name="T10">href</text:span></text:span><text:span text:style-name="Source_20_Text"><text:span text:style-name="T2">=</text:span></text:span><text:span text:style-name="Source_20_Text"><text:span text:style-name="T13">"#footer"</text:span></text:span><text:span text:style-name="Source_20_Text"><text:span text:style-name="T7"> </text:span></text:span><text:span text:style-name="Source_20_Text"><text:span text:style-name="T2">&gt;</text:span></text:span><text:span text:style-name="Source_20_Text"><text:span text:style-name="T7">Jump to Bottom</text:span></text:span><text:span text:style-name="Source_20_Text"><text:span text:style-name="T2">&lt;/</text:span></text:span><text:span text:style-name="Source_20_Text"><text:span text:style-name="T5">a</text:span></text:span><text:span text:style-name="Source_20_Text"><text:span text:style-name="T2">&gt;</text:span></text:span></text:p>
      <text:p text:style-name="P1"><text:span text:style-name="Source_20_Text"><text:span text:style-name="T2">&lt;</text:span></text:span><text:span text:style-name="Source_20_Text"><text:span text:style-name="T5">footer</text:span></text:span><text:span text:style-name="Source_20_Text"><text:span text:style-name="T7"> </text:span></text:span><text:span text:style-name="Source_20_Text"><text:span text:style-name="T10">id</text:span></text:span><text:span text:style-name="Source_20_Text"><text:span text:style-name="T2">=</text:span></text:span><text:span text:style-name="Source_20_Text"><text:span text:style-name="T7"> </text:span></text:span><text:span text:style-name="Source_20_Text"><text:span text:style-name="T13">"footer"</text:span></text:span><text:span text:style-name="Source_20_Text"><text:span text:style-name="T2">&gt;</text:span></text:span><text:span text:style-name="Source_20_Text"><text:span text:style-name="T7">Copyright Cat Photo App</text:span></text:span><text:span text:style-name="Source_20_Text"><text:span text:style-name="T2">&lt;/</text:span></text:span><text:span text:style-name="Source_20_Text"><text:span text:style-name="T5">footer</text:span></text:span><text:span text:style-name="Source_20_Text"><text:span text:style-name="T2">&gt;</text:span></text:span></text:p>
      <text:p text:style-name="Standard"><text:span text:style-name="Source_20_Text"><text:span text:style-name="T18"/></text:span></text:p>
      <text:p text:style-name="Standard"><text:soft-page-break/><text:span text:style-name="Source_20_Text"><text:span text:style-name="T18"/></text:span></text:p>
      <text:h text:style-name="Heading_20_2" text:outline-level="2"><text:bookmark-start text:name="__RefHeading___Toc3364_289784392"/><text:span text:style-name="Source_20_Text"><text:span text:style-name="T18">Nest an Anchor Element within a Paragraph</text:span></text:span><text:bookmark-end text:name="__RefHeading___Toc3364_289784392"/></text:h>
      <text:p text:style-name="Standard"><text:span text:style-name="Source_20_Text"><text:span text:style-name="T18">&lt;p&gt;<text:line-break/>Here's a &lt;a target="_blank" href="http://freecodecamp.org"&gt; link to freecodecamp.org&lt;/a&gt; for you to follow.<text:line-break/>&lt;/p&gt;</text:span></text:span></text:p>
      <text:p text:style-name="Standard"><text:span text:style-name="Source_20_Text"><text:span text:style-name="T18">target is an anchor tag attribute that specifies where to open the link and the value "_blank" specifies to open the link in a new tab</text:span></text:span></text:p>
      <text:p text:style-name="Standard"><text:span text:style-name="Source_20_Text"><text:span text:style-name="T18"/></text:span></text:p>
      <text:p text:style-name="Standard"><text:span text:style-name="Source_20_Text"><text:span text:style-name="T18">The text, </text:span></text:span><text:span text:style-name="Strong_20_Emphasis"><text:span text:style-name="T18">"link to freecodecamp.org"</text:span></text:span><text:span text:style-name="Source_20_Text"><text:span text:style-name="T18">, within the anchor element called anchor text, will display a link to click:<text:line-break/>&lt;a href=" ... "&gt;link to freecodecamp.org&lt;/a&gt;</text:span></text:span></text:p>
      <text:p text:style-name="Standard"><text:span text:style-name="Source_20_Text"><text:span text:style-name="T18"/></text:span></text:p>
      <text:p text:style-name="P1"><text:span text:style-name="Source_20_Text"><text:span text:style-name="T3">&lt;</text:span></text:span><text:span text:style-name="Source_20_Text"><text:span text:style-name="T6">p</text:span></text:span><text:span text:style-name="Source_20_Text"><text:span text:style-name="T3">&gt;</text:span></text:span><text:span text:style-name="Source_20_Text"><text:span text:style-name="T8"> View more </text:span></text:span><text:span text:style-name="Source_20_Text"><text:span text:style-name="T3">&lt;</text:span></text:span><text:span text:style-name="Source_20_Text"><text:span text:style-name="T6">a</text:span></text:span><text:span text:style-name="Source_20_Text"><text:span text:style-name="T8"> </text:span></text:span><text:span text:style-name="Source_20_Text"><text:span text:style-name="T11">href</text:span></text:span><text:span text:style-name="Source_20_Text"><text:span text:style-name="T3">=</text:span></text:span><text:span text:style-name="Source_20_Text"><text:span text:style-name="T16">"http://freecatphotoapp.com"</text:span></text:span><text:span text:style-name="Source_20_Text"><text:span text:style-name="T8"> </text:span></text:span><text:span text:style-name="Source_20_Text"><text:span text:style-name="T11">target</text:span></text:span><text:span text:style-name="Source_20_Text"><text:span text:style-name="T3">=</text:span></text:span><text:span text:style-name="Source_20_Text"><text:span text:style-name="T16">"_blank"</text:span></text:span><text:span text:style-name="Source_20_Text"><text:span text:style-name="T3">&gt;</text:span></text:span><text:span text:style-name="Source_20_Text"><text:span text:style-name="T8">cat photos</text:span></text:span><text:span text:style-name="Source_20_Text"><text:span text:style-name="T3">&lt;/</text:span></text:span><text:span text:style-name="Source_20_Text"><text:span text:style-name="T6">a</text:span></text:span><text:span text:style-name="Source_20_Text"><text:span text:style-name="T3">&gt;</text:span></text:span><text:span text:style-name="Source_20_Text"><text:span text:style-name="T8"> </text:span></text:span><text:span text:style-name="Source_20_Text"><text:span text:style-name="T3">&lt;/</text:span></text:span><text:span text:style-name="Source_20_Text"><text:span text:style-name="T6">p</text:span></text:span><text:span text:style-name="Source_20_Text"><text:span text:style-name="T3">&g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3366_289784392"/><text:span text:style-name="Source_20_Text"><text:span text:style-name="T18">Make Dead Links Using the Hash Symbol</text:span></text:span><text:bookmark-end text:name="__RefHeading___Toc3366_289784392"/></text:h>
      <text:p text:style-name="Text_20_body"><text:span text:style-name="Source_20_Text"><text:span text:style-name="T18">Sometimes you want to add </text:span></text:span><text:span text:style-name="Source_20_Text">a</text:span><text:span text:style-name="Source_20_Text"><text:span text:style-name="T18"> elements to your website before you know where they will link.</text:span></text:span></text:p>
      <text:p text:style-name="Text_20_body">This is also handy when you're changing the behavior of a link using <text:span text:style-name="Source_20_Text">JavaScript</text:span>, which we'll learn about later.</text:p>
      <text:p text:style-name="Text_20_body"><text:span text:style-name="Source_20_Text"><text:span text:style-name="T18"/></text:span></text:p>
      <text:p text:style-name="Text_20_body"><text:span text:style-name="Source_20_Text"><text:span text:style-name="T18">Replace the href attribute value with a #, also known as a </text:span></text:span><text:span text:style-name="Source_20_Text"><text:span text:style-name="T24">hash symbol</text:span></text:span><text:span text:style-name="Source_20_Text"><text:span text:style-name="T18">, to create a dead link.</text:span></text:span></text:p>
      <text:p text:style-name="Text_20_body"><text:span text:style-name="T18">For example: </text:span><text:span text:style-name="Source_20_Text"><text:span text:style-name="T24">href="#"</text:span></text:span></text:p>
      <text:p text:style-name="P1"><text:span text:style-name="Source_20_Text"><text:span text:style-name="T3">&lt;</text:span></text:span><text:span text:style-name="Source_20_Text"><text:span text:style-name="T6">p</text:span></text:span><text:span text:style-name="Source_20_Text"><text:span text:style-name="T3">&gt;</text:span></text:span><text:span text:style-name="Source_20_Text"><text:span text:style-name="T8">Click here to view more </text:span></text:span><text:span text:style-name="Source_20_Text"><text:span text:style-name="T3">&lt;</text:span></text:span><text:span text:style-name="Source_20_Text"><text:span text:style-name="T6">a</text:span></text:span><text:span text:style-name="Source_20_Text"><text:span text:style-name="T8"> </text:span></text:span><text:span text:style-name="Source_20_Text"><text:span text:style-name="T11">href</text:span></text:span><text:span text:style-name="Source_20_Text"><text:span text:style-name="T3">=</text:span></text:span><text:span text:style-name="Source_20_Text"><text:span text:style-name="T16">"#"</text:span></text:span><text:span text:style-name="Source_20_Text"><text:span text:style-name="T8"> </text:span></text:span><text:span text:style-name="Source_20_Text"><text:span text:style-name="T11">target</text:span></text:span><text:span text:style-name="Source_20_Text"><text:span text:style-name="T3">=</text:span></text:span><text:span text:style-name="Source_20_Text"><text:span text:style-name="T16">"_blank"</text:span></text:span><text:span text:style-name="Source_20_Text"><text:span text:style-name="T3">&gt;</text:span></text:span><text:span text:style-name="Source_20_Text"><text:span text:style-name="T8">cat photos</text:span></text:span><text:span text:style-name="Source_20_Text"><text:span text:style-name="T3">&lt;/</text:span></text:span><text:span text:style-name="Source_20_Text"><text:span text:style-name="T6">a</text:span></text:span><text:span text:style-name="Source_20_Text"><text:span text:style-name="T3">&gt;</text:span></text:span><text:span text:style-name="Source_20_Text"><text:span text:style-name="T8">.</text:span></text:span><text:span text:style-name="Source_20_Text"><text:span text:style-name="T3">&lt;/</text:span></text:span><text:span text:style-name="Source_20_Text"><text:span text:style-name="T6">p</text:span></text:span><text:span text:style-name="Source_20_Text"><text:span text:style-name="T3">&gt;</text:span></text:span></text:p>
      <text:p text:style-name="Standard"><text:span text:style-name="Source_20_Text"><text:span text:style-name="T18"/></text:span></text:p>
      <text:h text:style-name="Heading_20_2" text:outline-level="2"><text:bookmark-start text:name="__RefHeading___Toc3368_289784392"/><text:span text:style-name="Source_20_Text"><text:span text:style-name="T18">Turn an Image into a Link</text:span></text:span><text:bookmark-end text:name="__RefHeading___Toc3368_289784392"/></text:h>
      <text:p text:style-name="Standard"><text:span text:style-name="Source_20_Text">&lt;a href="#"&gt;&lt;img src="https://bit.ly/fcc-running-cats" alt="Three kittens running towards the camera."&gt;&lt;/a&gt;</text:span></text:p>
      <text:p text:style-name="Standard"><text:span text:style-name="Source_20_Text"><text:span text:style-name="T18"/></text:span></text:p>
      <text:p text:style-name="Standard"><text:span text:style-name="Source_20_Text"><text:span text:style-name="T18">Place the existing image element within an anchor element.</text:span></text:span></text:p>
      <text:p text:style-name="P1"><text:span text:style-name="T3">&lt;</text:span><text:span text:style-name="T6">p</text:span><text:span text:style-name="T3">&gt;</text:span><text:span text:style-name="T8">Click here to view more </text:span><text:span text:style-name="T3">&lt;</text:span><text:span text:style-name="T6">a</text:span><text:span text:style-name="T8"> </text:span><text:span text:style-name="T11">href</text:span><text:span text:style-name="T3">=</text:span><text:span text:style-name="T16">"#"</text:span><text:span text:style-name="T3">&gt;&lt;</text:span><text:span text:style-name="T6">img</text:span><text:span text:style-name="T8"> </text:span><text:span text:style-name="T11">src</text:span><text:span text:style-name="T3">=</text:span><text:span text:style-name="T16">"https://bit.ly/fcc-relaxing-cat"</text:span><text:span text:style-name="T8"> </text:span><text:span text:style-name="T11">alt</text:span><text:span text:style-name="T3">=</text:span><text:span text:style-name="T16">"A cute orange cat lying on its back."</text:span><text:span text:style-name="T3">&gt;</text:span><text:span text:style-name="T8">cat photos</text:span><text:span text:style-name="T3">&lt;/</text:span><text:span text:style-name="T6">a</text:span><text:span text:style-name="T3">&gt;</text:span><text:span text:style-name="T8">.</text:span><text:span text:style-name="T3">&lt;/</text:span><text:span text:style-name="T6">p</text:span><text:span text:style-name="T3">&gt;</text:span></text:p>
      <text:p text:style-name="Standard"/>
      <text:h text:style-name="Heading_20_2" text:outline-level="2"><text:bookmark-start text:name="__RefHeading___Toc3370_289784392"/><text:span text:style-name="Source_20_Text"><text:span text:style-name="T18">Create a Bulleted Unordered List</text:span></text:span><text:bookmark-end text:name="__RefHeading___Toc3370_289784392"/></text:h>
      <text:p text:style-name="Standard"><text:span text:style-name="Source_20_Text"><text:span text:style-name="T18">HTML has a special element for creating </text:span></text:span><text:span text:style-name="Source_20_Text"><text:span text:style-name="T23">unordered lists</text:span></text:span><text:span text:style-name="Source_20_Text"><text:span text:style-name="T24">,</text:span></text:span><text:span text:style-name="Source_20_Text"><text:span text:style-name="T18"> or </text:span></text:span><text:span text:style-name="Source_20_Text"><text:span text:style-name="T20">bullet point style lists</text:span></text:span><text:span text:style-name="Source_20_Text"><text:span text:style-name="T18">.</text:span></text:span></text:p>
      <text:p text:style-name="Standard"><text:span text:style-name="Source_20_Text"><text:span text:style-name="T18">Unordered lists start with an opening &lt;ul&gt; element, followed by any number of &lt;li&gt; elements. Finally, unordered lists close with a &lt;/ul&gt;</text:span></text:span></text:p>
      <text:p text:style-name="Standard"><text:soft-page-break/><text:span text:style-name="Source_20_Text"><text:span text:style-name="T18"/></text:span></text:p>
      <text:p text:style-name="Standard"><text:span text:style-name="Source_20_Text"><text:span text:style-name="T18">&lt;ul&gt;<text:line-break/>  &lt;li&gt;milk&lt;/li&gt;<text:line-break/>  &lt;li&gt;cheese&lt;/li&gt;<text:line-break/>&lt;/ul&gt;</text:span></text:span></text:p>
      <text:p text:style-name="P12"/>
      <text:h text:style-name="Heading_20_2" text:outline-level="2"><text:bookmark-start text:name="__RefHeading___Toc3372_289784392"/><text:span text:style-name="Source_20_Text"><text:span text:style-name="T18">Create an Ordered List</text:span></text:span><text:bookmark-end text:name="__RefHeading___Toc3372_289784392"/></text:h>
      <text:p text:style-name="Standard"><text:span text:style-name="Source_20_Text"><text:span text:style-name="T18">HTML has another special element for creating </text:span></text:span><text:span text:style-name="Source_20_Text"><text:span text:style-name="T23">ordered lists</text:span></text:span><text:span text:style-name="Source_20_Text"><text:span text:style-name="T18">, or </text:span></text:span><text:span text:style-name="Source_20_Text"><text:span text:style-name="T20">numbered lists</text:span></text:span><text:span text:style-name="Source_20_Text"><text:span text:style-name="T18">.</text:span></text:span></text:p>
      <text:p text:style-name="Standard"><text:span text:style-name="Source_20_Text"><text:span text:style-name="T18">Ordered lists start with an opening </text:span></text:span><text:span text:style-name="Source_20_Text">&lt;ol&gt;</text:span><text:span text:style-name="Source_20_Text"><text:span text:style-name="T18"> element, followed by any number of </text:span></text:span><text:span text:style-name="Source_20_Text">&lt;li&gt;</text:span><text:span text:style-name="Source_20_Text"><text:span text:style-name="T18"> elements. Finally, ordered lists close with a </text:span></text:span><text:span text:style-name="Source_20_Text">&lt;/ol&gt;</text:span></text:p>
      <text:p text:style-name="Standard"><text:span text:style-name="Source_20_Text"><text:span text:style-name="T18">&lt;ol&gt;<text:line-break/>  &lt;li&gt;Garfield&lt;/li&gt;<text:line-break/>  &lt;li&gt;Sylvester&lt;/li&gt;<text:line-break/>&lt;/ol&g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3374_289784392"/><text:span text:style-name="Source_20_Text"><text:span text:style-name="T18">Create a Text Field</text:span></text:span><text:bookmark-end text:name="__RefHeading___Toc3374_289784392"/></text:h>
      <text:p text:style-name="Text_20_body"><text:span text:style-name="Source_20_Text"><text:span text:style-name="T25">Input elements</text:span></text:span><text:span text:style-name="Source_20_Text"><text:span text:style-name="T18"> are a convenient way to get input from your user.</text:span></text:span></text:p>
      <text:p text:style-name="P30">You can create a text input like this:</text:p>
      <text:p text:style-name="Text_20_body"><text:span text:style-name="Source_20_Text"><text:span text:style-name="T18">&lt;input type="text"&gt;</text:span></text:span></text:p>
      <text:p text:style-name="Text_20_body"><text:span text:style-name="T18">Note that </text:span><text:span text:style-name="Source_20_Text"><text:span text:style-name="T18">input</text:span></text:span><text:span text:style-name="T18"> elements are </text:span><text:span text:style-name="T20">self-closing</text:span><text:span text:style-name="T18">.</text:span></text:p>
      <text:p text:style-name="Standard"><text:span text:style-name="Source_20_Text"/></text:p>
      <text:p text:style-name="Standard"><text:span text:style-name="Source_20_Text">&lt;input type="text"&gt;</text:span></text:p>
      <text:p text:style-name="Standard"><text:span text:style-name="Source_20_Text"><text:span text:style-name="T18"/></text:span></text:p>
      <text:h text:style-name="Heading_20_2" text:outline-level="2"><text:bookmark-start text:name="__RefHeading___Toc3376_289784392"/><text:span text:style-name="Source_20_Text"><text:span text:style-name="T18">Add Placeholder Text to a Text Field</text:span></text:span><text:bookmark-end text:name="__RefHeading___Toc3376_289784392"/></text:h>
      <text:p text:style-name="Text_20_body"><text:span text:style-name="Source_20_Text"><text:span text:style-name="T18">Placeholder text is what is displayed in your input element </text:span></text:span><text:span text:style-name="Source_20_Text"><text:span text:style-name="T20">before</text:span></text:span><text:span text:style-name="Source_20_Text"><text:span text:style-name="T18"> your user has inputted anything.</text:span></text:span></text:p>
      <text:p text:style-name="P30">You can create placeholder text like so:</text:p>
      <text:p text:style-name="Standard"><text:span text:style-name="Source_20_Text">&lt;input type="text" </text:span><text:span text:style-name="Source_20_Text"><text:span text:style-name="T23">placeholder</text:span></text:span><text:span text:style-name="Source_20_Text">="this is placeholder text"&gt;</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3378_289784392"/><text:span text:style-name="Source_20_Text"><text:span text:style-name="T18">Create a Form Element</text:span></text:span><text:bookmark-end text:name="__RefHeading___Toc3378_289784392"/></text:h>
      <text:p text:style-name="Standard"><text:span text:style-name="Source_20_Text"><text:span text:style-name="T18">You can build web forms that actually submit data to a server using nothing more than pure HTML. You can do this by specifying an action on your form element.</text:span></text:span></text:p>
      <text:p text:style-name="Standard"><text:span text:style-name="Source_20_Text">&lt;form action="/url-where-you-want-to-submit-form-data"&gt;&lt;/form&gt;</text:span></text:p>
      <text:p text:style-name="P1"><text:span text:style-name="Source_20_Text"><text:span text:style-name="T3">&lt;</text:span></text:span><text:span text:style-name="Source_20_Text"><text:span text:style-name="T6">form</text:span></text:span><text:span text:style-name="Source_20_Text"><text:span text:style-name="T8"> </text:span></text:span><text:span text:style-name="Source_20_Text"><text:span text:style-name="T11">action</text:span></text:span><text:span text:style-name="Source_20_Text"><text:span text:style-name="T3">=</text:span></text:span><text:span text:style-name="Source_20_Text"><text:span text:style-name="T16">"/submit-cat-photo"</text:span></text:span><text:span text:style-name="Source_20_Text"><text:span text:style-name="T3">&gt;</text:span></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text:span text:style-name="T1">&gt;</text:span></text:p>
      <text:p text:style-name="P5"><text:span text:style-name="T1">&lt;/</text:span><text:span text:style-name="T4">form</text:span><text:span text:style-name="T1">&gt;</text:span></text:p>
      <text:p text:style-name="Standard"><text:soft-page-break/><text:span text:style-name="Source_20_Text"><text:span text:style-name="T18"/></text:span></text:p>
      <text:h text:style-name="Heading_20_2" text:outline-level="2"><text:bookmark-start text:name="__RefHeading___Toc3380_289784392"/><text:span text:style-name="Source_20_Text"><text:span text:style-name="T18">Add a Submit Button to a Form</text:span></text:span><text:bookmark-end text:name="__RefHeading___Toc3380_289784392"/></text:h>
      <text:p text:style-name="Text_20_body"><text:span text:style-name="Source_20_Text"><text:span text:style-name="T18">Let's add a submit button to your form. Clicking this button will send the data from your form to the URL you specified with your form's action attribute.</text:span></text:span></text:p>
      <text:p text:style-name="P30">Here's an example submit button:</text:p>
      <text:p text:style-name="Standard"><text:span text:style-name="Source_20_Text">&lt;</text:span><text:span text:style-name="Source_20_Text"><text:span text:style-name="T23">button</text:span></text:span><text:span text:style-name="Source_20_Text"> type="submit"&gt;this button submits the form&lt;/button&gt;</text:span></text:p>
      <text:p text:style-name="Standard"><text:span text:style-name="Source_20_Text"><text:span text:style-name="T18"/></text:span></text:p>
      <text:p text:style-name="Standard"><text:span text:style-name="Source_20_Text"><text:span text:style-name="T18">Add a button as the last element of your </text:span></text:span><text:span text:style-name="Source_20_Text">form</text:span><text:span text:style-name="Source_20_Text"><text:span text:style-name="T18"> element with a type of </text:span></text:span><text:span text:style-name="Source_20_Text">submit</text:span><text:span text:style-name="Source_20_Text"><text:span text:style-name="T18">, and "Submit" as its text.</text:span></text:span></text:p>
      <text:p text:style-name="P1"><text:span text:style-name="Source_20_Text"><text:span text:style-name="T3">&lt;</text:span></text:span><text:span text:style-name="Source_20_Text"><text:span text:style-name="T6">form</text:span></text:span><text:span text:style-name="Source_20_Text"><text:span text:style-name="T8"> </text:span></text:span><text:span text:style-name="Source_20_Text"><text:span text:style-name="T11">action</text:span></text:span><text:span text:style-name="Source_20_Text"><text:span text:style-name="T3">=</text:span></text:span><text:span text:style-name="Source_20_Text"><text:span text:style-name="T16">"/submit-cat-photo"</text:span></text:span><text:span text:style-name="Source_20_Text"><text:span text:style-name="T3">&gt;</text:span></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Standard"><text:span text:style-name="Source_20_Text"><text:span text:style-name="T18"/></text:span></text:p>
      <text:h text:style-name="Heading_20_2" text:outline-level="2"><text:bookmark-start text:name="__RefHeading___Toc3382_289784392"/><text:span text:style-name="Source_20_Text"><text:span text:style-name="T18">Use HTML5 to Require a Field</text:span></text:span><text:bookmark-end text:name="__RefHeading___Toc3382_289784392"/></text:h>
      <text:p text:style-name="Text_20_body"><text:span text:style-name="Source_20_Text"><text:span text:style-name="T18">You can require specific form fields so that your user will not be able to submit your form until he or she has filled them out.</text:span></text:span></text:p>
      <text:p text:style-name="Text_20_body"><text:span text:style-name="T18">For example, if you wanted to make a text input field required, you can just add the attribute </text:span><text:span text:style-name="Source_20_Text"><text:span text:style-name="T18">required</text:span></text:span><text:span text:style-name="T18"> within your </text:span><text:span text:style-name="Source_20_Text"><text:span text:style-name="T18">input</text:span></text:span><text:span text:style-name="T18"> element, like this: </text:span><text:span text:style-name="Source_20_Text"><text:span text:style-name="T18">&lt;input type="text" required&gt;</text:span></text:span></text:p>
      <text:p text:style-name="Standard"><text:span text:style-name="Source_20_Text">&lt;input type="text" </text:span><text:span text:style-name="Source_20_Text"><text:span text:style-name="T23">required</text:span></text:span><text:span text:style-name="Source_20_Text">&gt;</text:span></text:p>
      <text:p text:style-name="Standard"><text:span text:style-name="Source_20_Text"><text:span text:style-name="T18"/></text:span></text:p>
      <text:p text:style-name="Standard"><text:span text:style-name="Source_20_Text"><text:span text:style-name="T18">Make your text </text:span></text:span><text:span text:style-name="Source_20_Text">input</text:span><text:span text:style-name="Source_20_Text"><text:span text:style-name="T18"> a </text:span></text:span><text:span text:style-name="Source_20_Text">required</text:span><text:span text:style-name="Source_20_Text"><text:span text:style-name="T18"> field, so that your user can't submit the form without completing this field.</text:span></text:span></text:p>
      <text:p text:style-name="P1"><text:span text:style-name="Source_20_Text"><text:span text:style-name="T3">&lt;</text:span></text:span><text:span text:style-name="Source_20_Text"><text:span text:style-name="T6">form</text:span></text:span><text:span text:style-name="Source_20_Text"><text:span text:style-name="T8"> </text:span></text:span><text:span text:style-name="Source_20_Text"><text:span text:style-name="T11">action</text:span></text:span><text:span text:style-name="Source_20_Text"><text:span text:style-name="T3">=</text:span></text:span><text:span text:style-name="Source_20_Text"><text:span text:style-name="T16">"/submit-cat-photo"</text:span></text:span><text:span text:style-name="Source_20_Text"><text:span text:style-name="T3">&gt;</text:span></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 <text:span text:style-name="T9">required</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Standard"><text:span text:style-name="Source_20_Text"><text:span text:style-name="T18"/></text:span></text:p>
      <text:h text:style-name="Heading_20_2" text:outline-level="2"><text:bookmark-start text:name="__RefHeading___Toc3384_289784392"/><text:span text:style-name="Source_20_Text"><text:span text:style-name="T18">Create a Set of Radio Buttons</text:span></text:span><text:bookmark-end text:name="__RefHeading___Toc3384_289784392"/></text:h>
      <text:p text:style-name="Text_20_body"><text:span text:style-name="Source_20_Text"><text:span text:style-name="T18">You can use radio buttons for questions where you want the user to </text:span></text:span><text:span text:style-name="Source_20_Text"><text:span text:style-name="T20">only give you one answer out of multiple options.</text:span></text:span></text:p>
      <text:p text:style-name="Text_20_body"><text:span text:style-name="T20">Radio buttons are a type of </text:span><text:span text:style-name="Source_20_Text"><text:span text:style-name="T20">input</text:span></text:span><text:span text:style-name="T20">.</text:span></text:p>
      <text:p text:style-name="Text_20_body"><text:span text:style-name="T18">Each of your radio buttons can be nested within its own </text:span><text:span text:style-name="Source_20_Text"><text:span text:style-name="T18">label</text:span></text:span><text:span text:style-name="T18"> element. By </text:span><text:span text:style-name="T20">wrapping an </text:span><text:span text:style-name="Source_20_Text"><text:span text:style-name="T20">input</text:span></text:span><text:span text:style-name="T20"> element inside of a </text:span><text:span text:style-name="Source_20_Text"><text:span text:style-name="T20">label</text:span></text:span><text:span text:style-name="T20"> element</text:span><text:span text:style-name="T18"> it will automatically associate the radio button input with the label element surrounding it.</text:span></text:p>
      <text:p text:style-name="Standard"><text:span text:style-name="Source_20_Text"><text:span text:style-name="T18">All related radio buttons should have the</text:span></text:span><text:span text:style-name="Source_20_Text"><text:span text:style-name="T20"> same </text:span></text:span><text:span text:style-name="Source_20_Text"><text:span text:style-name="T27">name</text:span></text:span><text:span text:style-name="Source_20_Text"><text:span text:style-name="T20"> attribute </text:span></text:span><text:span text:style-name="Source_20_Text"><text:span text:style-name="T18">to create a radio button group. By creating a radio group, selecting any single radio button will automatically deselect the other buttons within the same group ensuring only one answer is provided by the user.</text:span></text:span></text:p>
      <text:p text:style-name="Standard"><text:soft-page-break/><text:span text:style-name="Source_20_Text"><text:span text:style-name="T18">&lt;label&gt; <text:line-break/>  &lt;</text:span></text:span><text:span text:style-name="Source_20_Text"><text:span text:style-name="T24">input type="radio"</text:span></text:span><text:span text:style-name="Source_20_Text"><text:span text:style-name="T18"> name="indoor-outdoor"&gt;Indoor <text:line-break/>&lt;/label&gt;</text:span></text:span></text:p>
      <text:p text:style-name="Standard"><text:span text:style-name="Source_20_Text"><text:span text:style-name="T18">It is considered best practice to set a </text:span></text:span><text:span text:style-name="Source_20_Text"><text:span text:style-name="T23">for</text:span></text:span><text:span text:style-name="Source_20_Text"><text:span text:style-name="T24"> </text:span></text:span><text:span text:style-name="Source_20_Text"><text:span text:style-name="T18">attribute on the </text:span></text:span><text:span text:style-name="Source_20_Text">label</text:span><text:span text:style-name="Source_20_Text"><text:span text:style-name="T18"> element, with a value that matches the value of the </text:span></text:span><text:span text:style-name="Source_20_Text">id</text:span><text:span text:style-name="Source_20_Text"><text:span text:style-name="T18"> attribute of the </text:span></text:span><text:span text:style-name="Source_20_Text">input</text:span><text:span text:style-name="Source_20_Text"><text:span text:style-name="T18"> element. This allows assistive technologies to create </text:span></text:span><text:span text:style-name="Source_20_Text"><text:span text:style-name="T20">a linked relationship between the label and the child </text:span></text:span><text:span text:style-name="Source_20_Text"><text:span text:style-name="T27">input</text:span></text:span><text:span text:style-name="Source_20_Text"><text:span text:style-name="T20"> element</text:span></text:span><text:span text:style-name="Source_20_Text"><text:span text:style-name="T18">. For example:</text:span></text:span></text:p>
      <text:p text:style-name="Standard"><text:span text:style-name="Source_20_Text"><text:span text:style-name="T18">&lt;label for="indoor"&gt; <text:line-break/>  &lt;input id="indoor" </text:span></text:span><text:span text:style-name="Source_20_Text"><text:span text:style-name="T24">type="radio" </text:span></text:span><text:span text:style-name="Source_20_Text"><text:span text:style-name="T18">name="indoor-outdoor"&gt;Indoor <text:line-break/>&lt;/label&gt;</text:span></text:span></text:p>
      <text:p text:style-name="Standard"><text:span text:style-name="Source_20_Text"><text:span text:style-name="T18"/></text:span></text:p>
      <text:p text:style-name="Standard"><text:span text:style-name="Source_20_Text"><text:span text:style-name="T18">Add a pair of radio buttons to your form, each nested in its own label element. One should have the option of </text:span></text:span><text:span text:style-name="Source_20_Text">indoor</text:span><text:span text:style-name="Source_20_Text"><text:span text:style-name="T18"> and the other should have the option of </text:span></text:span><text:span text:style-name="Source_20_Text">outdoor</text:span><text:span text:style-name="Source_20_Text"><text:span text:style-name="T18">. Both should share the </text:span></text:span><text:span text:style-name="Source_20_Text">name</text:span><text:span text:style-name="Source_20_Text"><text:span text:style-name="T18"> attribute of </text:span></text:span><text:span text:style-name="Source_20_Text">indoor-outdoor</text:span><text:span text:style-name="Source_20_Text"><text:span text:style-name="T18"> to create a radio group.</text:span></text:span></text:p>
      <text:p text:style-name="P1"><text:span text:style-name="Source_20_Text"><text:span text:style-name="T3">&lt;</text:span></text:span><text:span text:style-name="Source_20_Text"><text:span text:style-name="T6">form</text:span></text:span><text:span text:style-name="Source_20_Text"><text:span text:style-name="T8"> </text:span></text:span><text:span text:style-name="Source_20_Text"><text:span text:style-name="T11">action</text:span></text:span><text:span text:style-name="Source_20_Text"><text:span text:style-name="T3">=</text:span></text:span><text:span text:style-name="Source_20_Text"><text:span text:style-name="T16">"/submit-cat-photo"</text:span></text:span><text:span text:style-name="Source_20_Text"><text:span text:style-name="T3">&gt;</text:span></text:span></text:p>
      <text:p text:style-name="P5"><text:span text:style-name="T1"><text:tab/>&lt;</text:span><text:span text:style-name="T4">label</text:span> <text:span text:style-name="T9">for</text:span><text:span text:style-name="T1">=</text:span><text:span text:style-name="T12">"indoor"</text:span><text:span text:style-name="T1">&gt;&lt;</text:span><text:span text:style-name="T4">input</text:span> <text:span text:style-name="T9">id</text:span><text:span text:style-name="T1">=</text:span><text:span text:style-name="T12">"indoor"</text:span> <text:span text:style-name="T9">type</text:span><text:span text:style-name="T1">=</text:span><text:span text:style-name="T12">"radio"</text:span> <text:span text:style-name="T9">name</text:span><text:span text:style-name="T1">=</text:span><text:span text:style-name="T12">"indoor-outdoor"</text:span><text:span text:style-name="T1">&gt;</text:span> Indoor<text:span text:style-name="T1">&lt;/</text:span><text:span text:style-name="T4">label</text:span><text:span text:style-name="T1">&gt;</text:span></text:p>
      <text:p text:style-name="P5"><text:span text:style-name="T1"><text:tab/>&lt;</text:span><text:span text:style-name="T4">label</text:span> <text:span text:style-name="T9">for</text:span><text:span text:style-name="T1">=</text:span><text:span text:style-name="T12">"outdoor"</text:span><text:span text:style-name="T1">&gt;&lt;</text:span><text:span text:style-name="T4">input</text:span> <text:span text:style-name="T9">id</text:span><text:span text:style-name="T1">=</text:span><text:span text:style-name="T12">"outdoor"</text:span> <text:span text:style-name="T9">type</text:span><text:span text:style-name="T1">=</text:span><text:span text:style-name="T12">"radio"</text:span> <text:span text:style-name="T9">name</text:span><text:span text:style-name="T1">=</text:span><text:span text:style-name="T12">"indoor-outdoor"</text:span><text:span text:style-name="T1">&gt;</text:span> Outdoor<text:span text:style-name="T1">&lt;/</text:span><text:span text:style-name="T4">label</text:span><text:span text:style-name="T1">&gt;&lt;</text:span><text:span text:style-name="T4">br</text:span><text:span text:style-name="T1">&gt;</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 <text:span text:style-name="T9">required</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Standard"><text:span text:style-name="Source_20_Text"><text:span text:style-name="T18"/></text:span></text:p>
      <text:h text:style-name="Heading_20_2" text:outline-level="2"><text:bookmark-start text:name="__RefHeading___Toc3386_289784392"/><text:span text:style-name="Source_20_Text"><text:span text:style-name="T18">Create a Set of Checkboxes</text:span></text:span><text:bookmark-end text:name="__RefHeading___Toc3386_289784392"/></text:h>
      <text:p text:style-name="Text_20_body"><text:span text:style-name="Source_20_Text"><text:span text:style-name="T18">Forms commonly use </text:span></text:span><text:span text:style-name="Source_20_Text">checkboxes</text:span><text:span text:style-name="Source_20_Text"><text:span text:style-name="T18"> for questions that may </text:span></text:span><text:span text:style-name="Source_20_Text"><text:span text:style-name="T20">have more than one answer.</text:span></text:span></text:p>
      <text:p text:style-name="Text_20_body"><text:span text:style-name="Source_20_Text"><text:span text:style-name="T20">Checkboxes are a type of </text:span></text:span><text:span text:style-name="Source_20_Text"><text:span text:style-name="T27">input</text:span></text:span></text:p>
      <text:p text:style-name="Text_20_body">Each of your checkboxes can be nested within <text:span text:style-name="T27">its own </text:span><text:span text:style-name="Source_20_Text"><text:span text:style-name="T27">label</text:span></text:span><text:span text:style-name="T27"> element.</text:span> By <text:span text:style-name="T27">wrapping an </text:span><text:span text:style-name="Source_20_Text"><text:span text:style-name="T27">input</text:span></text:span><text:span text:style-name="T27"> element inside of a </text:span><text:span text:style-name="Source_20_Text"><text:span text:style-name="T27">label</text:span></text:span><text:span text:style-name="T27"> element</text:span> it will <text:span text:style-name="T27">automatically associate</text:span> the checkbox input with the label element surrounding it.</text:p>
      <text:p text:style-name="Text_20_body">All related checkbox inputs should have the <text:span text:style-name="T27">same </text:span><text:span text:style-name="Source_20_Text"><text:span text:style-name="T27">name</text:span></text:span><text:span text:style-name="T27"> attribute</text:span>.</text:p>
      <text:p text:style-name="Text_20_body">It is considered best practice to explicitly define the relationship between a checkbox <text:span text:style-name="Source_20_Text">input</text:span> and its corresponding <text:span text:style-name="Source_20_Text">label</text:span> by setting the <text:span text:style-name="Source_20_Text">for</text:span> attribute on the <text:span text:style-name="Source_20_Text">label</text:span> element to match the <text:span text:style-name="Source_20_Text">id</text:span> attribute of the associated <text:span text:style-name="Source_20_Text">input</text:span> element.</text:p>
      <text:p text:style-name="Text_20_body"><text:span text:style-name="Source_20_Text">&lt;label for="loving"&gt;&lt;input id="loving" </text:span><text:span text:style-name="Source_20_Text"><text:span text:style-name="T23">type="checkbox"</text:span></text:span><text:span text:style-name="Source_20_Text"> name="personality"&gt; Loving&lt;/label&gt;</text:span></text:p>
      <text:p text:style-name="Text_20_body"><text:span text:style-name="Source_20_Text"><text:span text:style-name="T18"/></text:span></text:p>
      <text:p text:style-name="Text_20_body"><text:span text:style-name="Source_20_Text"><text:span text:style-name="T18">Add to your form a set of three checkboxes. Each checkbox should be nested within its own label element. All three should share the name attribute of personality.</text:span></text:span></text:p>
      <text:p text:style-name="P1"><text:span text:style-name="Source_20_Text"><text:span text:style-name="T3">&lt;</text:span></text:span><text:span text:style-name="Source_20_Text"><text:span text:style-name="T6">form</text:span></text:span><text:span text:style-name="Source_20_Text"><text:span text:style-name="T8"> </text:span></text:span><text:span text:style-name="Source_20_Text"><text:span text:style-name="T11">action</text:span></text:span><text:span text:style-name="Source_20_Text"><text:span text:style-name="T3">=</text:span></text:span><text:span text:style-name="Source_20_Text"><text:span text:style-name="T16">"/submit-cat-photo"</text:span></text:span><text:span text:style-name="Source_20_Text"><text:span text:style-name="T3">&gt;</text:span></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radio"</text:span> <text:span text:style-name="T9">name</text:span><text:span text:style-name="T1">=</text:span><text:span text:style-name="T12">"indoor-outdoor"</text:span><text:span text:style-name="T1">&gt;</text:span> Indoor<text:span text:style-name="T1">&lt;/</text:span><text:span text:style-name="T4">label</text:span><text:span text:style-name="T1">&gt;</text:span></text:p>
      <text:p text:style-name="P5"><text:soft-page-break/><text:span text:style-name="T1"><text:tab/>&lt;</text:span><text:span text:style-name="T4">label</text:span><text:span text:style-name="T1">&gt;&lt;</text:span><text:span text:style-name="T4">input</text:span> <text:span text:style-name="T9">type</text:span><text:span text:style-name="T1">=</text:span><text:span text:style-name="T12">"radio"</text:span> <text:span text:style-name="T9">name</text:span><text:span text:style-name="T1">=</text:span><text:span text:style-name="T12">"indoor-outdoor"</text:span><text:span text:style-name="T1">&gt;</text:span> Outdoor<text:span text:style-name="T1">&lt;/</text:span><text:span text:style-name="T4">label</text:span><text:span text:style-name="T1">&gt;&lt;</text:span><text:span text:style-name="T4">br</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Loving<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Lazy<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Energetic<text:span text:style-name="T1">&lt;/</text:span><text:span text:style-name="T4">label</text:span><text:span text:style-name="T1">&gt;&lt;</text:span><text:span text:style-name="T4">br</text:span><text:span text:style-name="T1">&gt;</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 <text:span text:style-name="T9">required</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Text_20_body"><text:span text:style-name="Source_20_Text"><text:span text:style-name="T18"/></text:span></text:p>
      <text:h text:style-name="Heading_20_2" text:outline-level="2"><text:bookmark-start text:name="__RefHeading___Toc3388_289784392"/><text:span text:style-name="Source_20_Text"><text:span text:style-name="T18">Check Radio Buttons and Checkboxes by Default</text:span></text:span><text:bookmark-end text:name="__RefHeading___Toc3388_289784392"/></text:h>
      <text:p text:style-name="Text_20_body"><text:span text:style-name="Source_20_Text"><text:span text:style-name="T18">You can set a checkbox or radio button to be checked by default using the </text:span></text:span><text:span text:style-name="Source_20_Text">checked</text:span><text:span text:style-name="Source_20_Text"><text:span text:style-name="T18"> attribute.</text:span></text:span></text:p>
      <text:p text:style-name="Text_20_body">To do this, just add the word "checked" to the inside of an input element. For example:</text:p>
      <text:p text:style-name="Text_20_body"><text:span text:style-name="Source_20_Text">&lt;input type="radio" name="test-name" checked&gt;</text:span></text:p>
      <text:p text:style-name="Standard"><text:span text:style-name="Source_20_Text"><text:span text:style-name="T18">Set the first of your </text:span></text:span><text:span text:style-name="Source_20_Text">radio buttons</text:span><text:span text:style-name="Source_20_Text"><text:span text:style-name="T18"> and the first of your </text:span></text:span><text:span text:style-name="Source_20_Text">checkboxes</text:span><text:span text:style-name="Source_20_Text"><text:span text:style-name="T18"> to both be checked by default.</text:span></text:span></text:p>
      <text:p text:style-name="P1"><text:span text:style-name="Source_20_Text"><text:span text:style-name="T3">&lt;</text:span></text:span><text:span text:style-name="Source_20_Text"><text:span text:style-name="T6">form</text:span></text:span><text:span text:style-name="Source_20_Text"><text:span text:style-name="T8"> </text:span></text:span><text:span text:style-name="Source_20_Text"><text:span text:style-name="T11">action</text:span></text:span><text:span text:style-name="Source_20_Text"><text:span text:style-name="T3">=</text:span></text:span><text:span text:style-name="Source_20_Text"><text:span text:style-name="T16">"/submit-cat-photo"</text:span></text:span><text:span text:style-name="Source_20_Text"><text:span text:style-name="T3">&gt;</text:span></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radio"</text:span> <text:span text:style-name="T9">name</text:span><text:span text:style-name="T1">=</text:span><text:span text:style-name="T12">"indoor-outdoor"</text:span> <text:span text:style-name="T9">checked</text:span><text:span text:style-name="T1">&gt;</text:span> Indoor<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radio"</text:span> <text:span text:style-name="T9">name</text:span><text:span text:style-name="T1">=</text:span><text:span text:style-name="T12">"indoor-outdoor"</text:span><text:span text:style-name="T1">&gt;</text:span> Outdoor<text:span text:style-name="T1">&lt;/</text:span><text:span text:style-name="T4">label</text:span><text:span text:style-name="T1">&gt;&lt;</text:span><text:span text:style-name="T4">br</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 <text:span text:style-name="T9">checked</text:span><text:span text:style-name="T1">&gt;</text:span> Loving<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Lazy<text:span text:style-name="T1">&lt;/</text:span><text:span text:style-name="T4">label</text:span><text:span text:style-name="T1">&gt;</text:span></text:p>
      <text:p text:style-name="P5"><text:span text:style-name="T1"><text:tab/>&lt;</text:span><text:span text:style-name="T4">label</text:span><text:span text:style-name="T1">&gt;&lt;</text:span><text:span text:style-name="T4">input</text:span> <text:span text:style-name="T9">type</text:span><text:span text:style-name="T1">=</text:span><text:span text:style-name="T12">"checkbox"</text:span> <text:span text:style-name="T9">name</text:span><text:span text:style-name="T1">=</text:span><text:span text:style-name="T12">"personality"</text:span><text:span text:style-name="T1">&gt;</text:span> Energetic<text:span text:style-name="T1">&lt;/</text:span><text:span text:style-name="T4">label</text:span><text:span text:style-name="T1">&gt;&lt;</text:span><text:span text:style-name="T4">br</text:span><text:span text:style-name="T1">&gt;</text:span></text:p>
      <text:p text:style-name="P5"><text:span text:style-name="T1"><text:tab/>&lt;</text:span><text:span text:style-name="T4">input</text:span> <text:span text:style-name="T9">type</text:span><text:span text:style-name="T1">=</text:span><text:span text:style-name="T12">"text"</text:span> <text:span text:style-name="T9">placeholder</text:span><text:span text:style-name="T1">=</text:span><text:span text:style-name="T12">"cat photo URL"</text:span> <text:span text:style-name="T9">required</text:span><text:span text:style-name="T1">&gt;</text:span></text:p>
      <text:p text:style-name="P5"><text:span text:style-name="T1"><text:tab/>&lt;</text:span><text:span text:style-name="T4">button</text:span> <text:span text:style-name="T9">type</text:span><text:span text:style-name="T1">=</text:span><text:span text:style-name="T12">"submit"</text:span><text:span text:style-name="T1">&gt;</text:span>Submit<text:span text:style-name="T1">&lt;/</text:span><text:span text:style-name="T4">button</text:span><text:span text:style-name="T1">&gt;</text:span></text:p>
      <text:p text:style-name="P5"><text:span text:style-name="T1">&lt;/</text:span><text:span text:style-name="T4">form</text:span><text:span text:style-name="T1">&gt;</text:span></text:p>
      <text:p text:style-name="Standard"><text:span text:style-name="Source_20_Text"><text:span text:style-name="T18"/></text:span></text:p>
      <text:h text:style-name="Heading_20_2" text:outline-level="2"><text:bookmark-start text:name="__RefHeading___Toc3390_289784392"/><text:span text:style-name="Source_20_Text"><text:span text:style-name="T18">Nest Many Elements within a Single div Element</text:span></text:span><text:bookmark-end text:name="__RefHeading___Toc3390_289784392"/></text:h>
      <text:p text:style-name="Standard"><text:span text:style-name="Source_20_Text"><text:span text:style-name="T18">The </text:span></text:span><text:span text:style-name="Source_20_Text">div</text:span><text:span text:style-name="Source_20_Text"><text:span text:style-name="T18"> element, also known as a division element, is a general purpose container for other elements.</text:span></text:span></text:p>
      <text:p text:style-name="Standard"><text:span text:style-name="Source_20_Text"><text:span text:style-name="T18"/></text:span></text:p>
      <text:p text:style-name="Standard"><text:span text:style-name="Source_20_Text"><text:span text:style-name="T18">Nest your "Things cats love" and "Things cats hate" lists all within a single </text:span></text:span><text:span text:style-name="Source_20_Text">div</text:span><text:span text:style-name="Source_20_Text"><text:span text:style-name="T18"> elemen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3496_289784392"/><text:span text:style-name="Source_20_Text"><text:span text:style-name="T18">Declare the Doctype of an HTML Document</text:span></text:span><text:bookmark-end text:name="__RefHeading___Toc3496_289784392"/></text:h>
      <text:p text:style-name="P31"><text:span text:style-name="Source_20_Text"><text:span text:style-name="T18">At the top of your document, you need to tell the browser which version of HTML your page is using. HTML is an evolving language, and is updated regularly. Most major browsers support the latest specification, which is HTML5. However, older web pages may use previous versions of the language.</text:span></text:span></text:p>
      <text:p text:style-name="P31"><text:span text:style-name="Source_20_Text"><text:span text:style-name="T18">You tell the browser this information by adding the </text:span></text:span><text:span text:style-name="Source_20_Text"><text:span text:style-name="T23">&lt;!DOCTYPE ...&gt;</text:span></text:span><text:span text:style-name="Source_20_Text"><text:span text:style-name="T24"> </text:span></text:span><text:span text:style-name="Source_20_Text"><text:span text:style-name="T18">tag on the first line, where the "</text:span></text:span><text:span text:style-name="Source_20_Text">...</text:span><text:span text:style-name="Source_20_Text"><text:span text:style-name="T18">" part is the version of HTML. For HTML5, you use</text:span></text:span><text:span text:style-name="Source_20_Text"><text:span text:style-name="T24"> </text:span></text:span><text:span text:style-name="Source_20_Text"><text:span text:style-name="T23">&lt;!DOCTYPE html&gt;</text:span></text:span><text:span text:style-name="Source_20_Text"><text:span text:style-name="T18">.</text:span></text:span></text:p>
      <text:p text:style-name="Text_20_body"><text:soft-page-break/><text:span text:style-name="T27">The </text:span><text:span text:style-name="Source_20_Text"><text:span text:style-name="T27">!</text:span></text:span><text:span text:style-name="T27"> and uppercase </text:span><text:span text:style-name="Source_20_Text"><text:span text:style-name="T27">DOCTYPE</text:span></text:span> is important, especially for older browsers. The <text:span text:style-name="Source_20_Text">html</text:span> is not case sensitive.</text:p>
      <text:p text:style-name="Text_20_body">Next, the rest of your HTML code needs to be wrapped in <text:span text:style-name="Source_20_Text">html</text:span> tags. The opening <text:span text:style-name="Source_20_Text"><text:span text:style-name="T23">&lt;html&gt;</text:span></text:span> goes directly below the <text:span text:style-name="Source_20_Text"><text:span text:style-name="T23">&lt;!DOCTYPE html&gt;</text:span></text:span><text:span text:style-name="T23"> </text:span>line, and the closing <text:span text:style-name="Source_20_Text"><text:span text:style-name="T23">&lt;/html&gt;</text:span></text:span> goes at the end of the page.</text:p>
      <text:p text:style-name="Standard"><text:span text:style-name="Source_20_Text"><text:span text:style-name="T18">&lt;!DOCTYPE html&gt;<text:line-break/>&lt;html&gt;<text:line-break/>   &lt;!-- Your HTML code goes here --&gt;<text:line-break/>&lt;/html&gt;</text:span></text:span></text:p>
      <text:p text:style-name="Standard"><text:span text:style-name="Source_20_Text"><text:span text:style-name="T18"/></text:span></text:p>
      <text:h text:style-name="Heading_20_2" text:outline-level="2"><text:bookmark-start text:name="__RefHeading___Toc3394_289784392"/><text:span text:style-name="Source_20_Text"><text:span text:style-name="T18">Define the Head and Body of an HTML Document</text:span></text:span><text:bookmark-end text:name="__RefHeading___Toc3394_289784392"/></text:h>
      <text:p text:style-name="Text_20_body"><text:span text:style-name="Source_20_Text"><text:span text:style-name="T18">You can add another level of organization in your HTML document within the </text:span></text:span><text:span text:style-name="Source_20_Text">html</text:span><text:span text:style-name="Source_20_Text"><text:span text:style-name="T18"> tags with the </text:span></text:span><text:span text:style-name="Source_20_Text">head</text:span><text:span text:style-name="Source_20_Text"><text:span text:style-name="T18"> and </text:span></text:span><text:span text:style-name="Source_20_Text">body</text:span><text:span text:style-name="Source_20_Text"><text:span text:style-name="T18"> elements. Any markup with information about your page would go into the </text:span></text:span><text:span text:style-name="Source_20_Text">head</text:span><text:span text:style-name="Source_20_Text"><text:span text:style-name="T18"> tag. Then any markup with the content of the page (what displays for a user) would go into the </text:span></text:span><text:span text:style-name="Source_20_Text">body</text:span><text:span text:style-name="Source_20_Text"><text:span text:style-name="T18"> tag.</text:span></text:span></text:p>
      <text:p text:style-name="Text_20_body">Metadata elements, such as <text:span text:style-name="Source_20_Text"><text:span text:style-name="T27">link</text:span></text:span><text:span text:style-name="T27">, </text:span><text:span text:style-name="Source_20_Text"><text:span text:style-name="T27">meta</text:span></text:span><text:span text:style-name="T27">, </text:span><text:span text:style-name="Source_20_Text"><text:span text:style-name="T27">title</text:span></text:span><text:span text:style-name="T27">, and </text:span><text:span text:style-name="Source_20_Text"><text:span text:style-name="T27">style</text:span></text:span>, typically go inside the <text:span text:style-name="Source_20_Text">head</text:span> element.</text:p>
      <text:p text:style-name="Text_20_body">Here's an example of a page's layout:</text:p>
      <text:p text:style-name="Quotations">&lt;!DOCTYPE html&gt;<text:line-break/>&lt;html&gt;<text:line-break/>  &lt;head&gt;<text:line-break/>    &lt;!-- metadata elements --&gt;<text:line-break/>  &lt;/head&gt;<text:line-break/>  &lt;body&gt;<text:line-break/>    &lt;!-- page contents --&gt;<text:line-break/>  &lt;/body&gt;<text:line-break/>&lt;/html&gt;</text:p>
      <text:p text:style-name="Standard"><text:span text:style-name="Source_20_Text"><text:span text:style-name="T18"/></text:span></text:p>
      <text:p text:style-name="Standard"><text:span text:style-name="Source_20_Text"><text:span text:style-name="T18">Edit the markup so there's a head and a body. The head element should only include the title, and the body element should only include the h1 and p.</text:span></text:span></text:p>
      <text:p text:style-name="P1"><text:span text:style-name="Source_20_Text"><text:span text:style-name="T30">&lt;!DOCTYPE</text:span></text:span><text:span text:style-name="Source_20_Text"><text:span text:style-name="T11"> html</text:span></text:span><text:span text:style-name="Source_20_Text"><text:span text:style-name="T30">&gt;</text:span></text:span></text:p>
      <text:p text:style-name="P5"><text:span text:style-name="T1">&lt;</text:span><text:span text:style-name="T4">html</text:span><text:span text:style-name="T1">&gt;</text:span></text:p>
      <text:p text:style-name="P1"/>
      <text:p text:style-name="P5"><text:span text:style-name="T1">&lt;</text:span><text:span text:style-name="T4">head</text:span><text:span text:style-name="T1">&gt;</text:span></text:p>
      <text:p text:style-name="P5"><text:span text:style-name="T1"><text:tab/>&lt;</text:span><text:span text:style-name="T4">title</text:span><text:span text:style-name="T1">&gt;</text:span>The best page ever<text:span text:style-name="T1">&lt;/</text:span><text:span text:style-name="T4">title</text:span><text:span text:style-name="T1">&gt;</text:span></text:p>
      <text:p text:style-name="P5"><text:span text:style-name="T1">&lt;/</text:span><text:span text:style-name="T4">head</text:span><text:span text:style-name="T1">&gt;</text:span></text:p>
      <text:p text:style-name="P1"/>
      <text:p text:style-name="P5"><text:span text:style-name="T1">&lt;</text:span><text:span text:style-name="T4">body</text:span><text:span text:style-name="T1">&gt;</text:span></text:p>
      <text:p text:style-name="P5"><text:span text:style-name="T1"><text:tab/>&lt;</text:span><text:span text:style-name="T4">h1</text:span><text:span text:style-name="T1">&gt;</text:span>The best page ever<text:span text:style-name="T1">&lt;/</text:span><text:span text:style-name="T4">h1</text:span><text:span text:style-name="T1">&gt;</text:span></text:p>
      <text:p text:style-name="P5"><text:span text:style-name="T1"><text:tab/>&lt;</text:span><text:span text:style-name="T4">p</text:span><text:span text:style-name="T1">&gt;</text:span>Cat ipsum dolor sit amet, jump launch to pounce upon little yarn mouse, bare fangs at toy run hide in litter box until treats are fed. Go into a room to decide you didn't want to be in there anyway. I like big cats and i can not lie kitty ipsum dolor sit amet, shed everywhere shed everywhere stretching attack your ankles chase the red dot, hairball run catnip eat the <text:soft-page-break/>grass sniff. Meow i could pee on this if i had the energy for slap owner's face at 5am until human fills food dish yet scamper. Knock dish off table head butt cant eat out of my own dish scratch the furniture. Make meme, make cute face. Sleep in the bathroom sink chase laser but pee in the shoe. Paw at your fat belly licks your face and eat grass, throw it back up kitty ipsum dolor sit amet, shed everywhere shed everywhere stretching attack your ankles chase the red dot, hairball run catnip eat the grass sniff.<text:span text:style-name="T1">&lt;/</text:span><text:span text:style-name="T4">p</text:span><text:span text:style-name="T1">&gt;</text:span></text:p>
      <text:p text:style-name="P5"><text:span text:style-name="T1">&lt;/</text:span><text:span text:style-name="T4">body</text:span><text:span text:style-name="T1">&gt;</text:span></text:p>
      <text:p text:style-name="P5"><text:span text:style-name="T1">&lt;/</text:span><text:span text:style-name="T4">html</text:span><text:span text:style-name="T1">&gt;</text:span> </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28T12:06:14.245298752</dc:date>
    <meta:editing-duration>PT5H25M45S</meta:editing-duration>
    <meta:editing-cycles>91</meta:editing-cycles>
    <meta:generator>LibreOffice/6.0.7.3$Linux_X86_64 LibreOffice_project/00m0$Build-3</meta:generator>
    <meta:document-statistic meta:table-count="0" meta:image-count="0" meta:object-count="0" meta:page-count="11" meta:paragraph-count="240" meta:word-count="2290" meta:character-count="15647" meta:non-whitespace-character-count="13502"/>
  </office:meta>
</office:document-meta>
</file>